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fill="solid" draw:fill-color="#e6e64c" draw:textarea-horizontal-align="center" draw:textarea-vertical-align="middle"/>
    </style:style>
    <style:style style:name="gr9" style:family="graphic" style:parent-style-name="standard">
      <style:graphic-properties draw:fill="solid" draw:fill-color="#00dcff" draw:textarea-horizontal-align="center" draw:textarea-vertical-align="middle"/>
    </style:style>
    <style:style style:name="gr10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1.05cm"/>
    </style:style>
    <style:style style:name="gr11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1.55cm"/>
    </style:style>
    <style:style style:name="gr12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4.952cm"/>
    </style:style>
    <style:style style:name="pr5" style:family="presentation" style:parent-style-name="lyt-cool-outline1">
      <style:graphic-properties draw:fill="solid" draw:fill-color="#ffff99" draw:auto-grow-height="true" fo:min-height="7.5cm"/>
    </style:style>
    <style:style style:name="pr6" style:family="presentation" style:parent-style-name="lyt-cool-outline1">
      <style:graphic-properties draw:fill-color="#ffffff" draw:auto-grow-height="true" fo:min-height="6.731cm"/>
    </style:style>
    <style:style style:name="pr7" style:family="presentation" style:parent-style-name="lyt-cool-outline1">
      <style:graphic-properties draw:fill="solid" draw:fill-color="#ffff99" draw:auto-grow-height="true" fo:min-height="6.731cm"/>
    </style:style>
    <style:style style:name="pr8" style:family="presentation" style:parent-style-name="lyt-cool-outline1">
      <style:graphic-properties draw:fill-color="#ffffff" fo:min-height="2cm"/>
    </style:style>
    <style:style style:name="pr9" style:family="presentation" style:parent-style-name="lyt-cool-notes">
      <style:graphic-properties draw:fill-color="#ffffff" fo:min-height="11.16cm"/>
    </style:style>
    <style:style style:name="pr10" style:family="presentation" style:parent-style-name="lyt-cool-outline1">
      <style:graphic-properties draw:fill-color="#ffffff" draw:auto-grow-height="true" fo:min-height="5.069cm"/>
    </style:style>
    <style:style style:name="pr11" style:family="presentation" style:parent-style-name="lyt-cool-outline1">
      <style:graphic-properties draw:fill-color="#ffffff" draw:auto-grow-height="true" fo:min-height="3.662cm"/>
    </style:style>
    <style:style style:name="pr12" style:family="presentation" style:parent-style-name="lyt-cool-outline1">
      <style:graphic-properties draw:fill-color="#ffffff" fo:min-height="10.5cm"/>
    </style:style>
    <style:style style:name="pr13" style:family="presentation" style:parent-style-name="lyt-cool-outline1">
      <style:graphic-properties draw:fill-color="#ffffff" draw:auto-grow-height="true" fo:min-height="5cm"/>
    </style:style>
    <style:style style:name="pr14" style:family="presentation" style:parent-style-name="lyt-cool-outline1">
      <style:graphic-properties draw:fill-color="#ffffff" draw:auto-grow-height="true" fo:min-height="3.069cm"/>
    </style:style>
    <style:style style:name="pr15" style:family="presentation" style:parent-style-name="lyt-cool-outline1">
      <style:graphic-properties draw:fill-color="#ffffff" draw:auto-grow-height="true" fo:min-height="1.569cm"/>
    </style:style>
    <style:style style:name="pr16" style:family="presentation" style:parent-style-name="lyt-cool-outline1">
      <style:graphic-properties draw:fill-color="#ffffff" draw:auto-grow-height="true" fo:min-height="2.069cm"/>
    </style:style>
    <style:style style:name="pr17" style:family="presentation" style:parent-style-name="lyt-cool-outline1">
      <style:graphic-properties draw:fill-color="#ffffff" draw:auto-grow-height="true" fo:min-height="13.354cm"/>
    </style:style>
    <style:style style:name="pr18" style:family="presentation" style:parent-style-name="lyt-cool-outline1">
      <style:graphic-properties draw:fill-color="#ffffff" draw:auto-grow-height="true" fo:min-height="2.731cm"/>
    </style:style>
    <style:style style:name="pr19" style:family="presentation" style:parent-style-name="lyt-cool-outline1">
      <style:graphic-properties draw:fill-color="#ffffff" draw:auto-grow-height="true" fo:min-height="9.5cm"/>
    </style:style>
    <style:style style:name="pr20" style:family="presentation" style:parent-style-name="lyt-cool-outline1">
      <style:graphic-properties draw:fill-color="#ffffff" draw:auto-grow-height="true" fo:min-height="6.5cm"/>
    </style:style>
    <style:style style:name="pr21" style:family="presentation" style:parent-style-name="lyt-cool-outline1">
      <style:graphic-properties draw:fill-color="#ffffff" draw:auto-grow-height="true" fo:min-height="3.5cm"/>
    </style:style>
    <style:style style:name="pr22" style:family="presentation" style:parent-style-name="lyt-cool-outline1">
      <style:graphic-properties draw:fill-color="#ffffff" draw:auto-grow-height="true" fo:min-height="7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6" style:family="paragraph">
      <style:paragraph-properties fo:margin-left="0cm" fo:margin-right="0cm" fo:text-indent="0cm"/>
      <style:text-properties fo:font-size="36pt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margin-left="2.4cm" fo:margin-right="0cm" text:enable-numbering="false" fo:text-indent="-0.8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2cm" fo:margin-right="0cm" fo:text-indent="-0.9cm"/>
      <style:text-properties fo:font-size="26pt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1.2cm" fo:margin-right="0cm" fo:text-indent="-0.9cm"/>
      <style:text-properties fo:font-size="28pt"/>
    </style:style>
    <style:style style:name="P13" style:family="paragraph">
      <style:paragraph-properties fo:margin-left="1.2cm" fo:margin-right="0cm" fo:text-indent="-0.9cm"/>
      <style:text-properties fo:font-size="24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tyle="italic" fo:font-weight="bold"/>
    </style:style>
    <style:style style:name="P18" style:family="paragraph">
      <style:paragraph-properties fo:margin-left="2.4cm" fo:margin-right="0cm" text:enable-numbering="true" fo:text-indent="-0.8cm"/>
    </style:style>
    <style:style style:name="P19" style:family="paragraph">
      <style:paragraph-properties fo:margin-left="1.2cm" fo:margin-right="0cm" fo:text-indent="-0.9cm"/>
      <style:text-properties fo:font-size="32pt"/>
    </style:style>
    <style:style style:name="P20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21" style:family="paragraph">
      <style:paragraph-properties fo:margin-left="0cm" fo:margin-right="0cm" fo:text-align="center" fo:text-indent="0cm"/>
      <style:text-properties fo:font-size="14pt"/>
    </style:style>
    <style:style style:name="P22" style:family="paragraph">
      <style:paragraph-properties fo:margin-left="2.4cm" fo:margin-right="0cm" fo:text-indent="-0.8cm"/>
      <style:text-properties fo:font-size="26pt"/>
    </style:style>
    <style:style style:name="P23" style:family="paragraph">
      <style:paragraph-properties fo:margin-left="0cm" fo:margin-right="0cm" text:enable-numbering="false" fo:text-indent="0cm"/>
    </style:style>
    <style:style style:name="T1" style:family="text">
      <style:text-properties fo:font-size="40pt"/>
    </style:style>
    <style:style style:name="T2" style:family="text">
      <style:text-properties fo:font-family="'Bitstream Vera Sans'" style:font-family-generic="swiss" style:font-pitch="variable"/>
    </style:style>
    <style:style style:name="T3" style:family="text">
      <style:text-properties fo:font-family="'Bitstream Vera Sans'" style:font-family-generic="swiss" style:font-pitch="variable" fo:font-weight="bold"/>
    </style:style>
    <style:style style:name="T4" style:family="text">
      <style:text-properties fo:font-size="36pt"/>
    </style:style>
    <style:style style:name="T5" style:family="text">
      <style:text-properties fo:font-weight="bold"/>
    </style:style>
    <style:style style:name="T6" style:family="text">
      <style:text-properties fo:font-weight="normal"/>
    </style:style>
    <style:style style:name="T7" style:family="text">
      <style:text-properties fo:font-family="'Bitstream Vera Sans'" style:font-family-generic="swiss" style:font-pitch="variable" fo:font-size="26pt"/>
    </style:style>
    <style:style style:name="T8" style:family="text">
      <style:text-properties fo:font-size="26pt"/>
    </style:style>
    <style:style style:name="T9" style:family="text">
      <style:text-properties fo:font-style="italic" fo:font-weight="bold"/>
    </style:style>
    <style:style style:name="T10" style:family="text">
      <style:text-properties style:text-position="sub 58%" fo:font-style="italic" fo:font-weight="bold"/>
    </style:style>
    <style:style style:name="T11" style:family="text">
      <style:text-properties fo:font-size="32pt" fo:font-style="italic" fo:font-weight="bold"/>
    </style:style>
    <style:style style:name="T12" style:family="text">
      <style:text-properties style:text-position="sub 58%" fo:font-size="32pt" fo:font-style="italic" fo:font-weight="bold"/>
    </style:style>
    <style:style style:name="T13" style:family="text">
      <style:text-properties fo:font-style="italic"/>
    </style:style>
    <style:style style:name="T14" style:family="text">
      <style:text-properties style:text-position="0% 100%" fo:font-style="italic" fo:font-weight="bold"/>
    </style:style>
    <style:style style:name="T15" style:family="text">
      <style:text-properties style:text-position="0% 100%" fo:font-style="normal" fo:font-weight="normal"/>
    </style:style>
    <style:style style:name="T16" style:family="text">
      <style:text-properties fo:font-size="28pt"/>
    </style:style>
    <style:style style:name="T17" style:family="text">
      <style:text-properties fo:font-size="28pt" fo:font-style="italic" fo:font-weight="bold"/>
    </style:style>
    <style:style style:name="T18" style:family="text">
      <style:text-properties fo:font-style="normal" fo:font-weight="normal"/>
    </style:style>
    <style:style style:name="T19" style:family="text">
      <style:text-properties fo:font-style="normal" fo:font-weight="bold"/>
    </style:style>
    <style:style style:name="T20" style:family="text">
      <style:text-properties fo:font-style="italic" style:text-underline-style="solid" style:text-underline-width="auto" style:text-underline-color="font-color"/>
    </style:style>
    <style:style style:name="T21" style:family="text">
      <style:text-properties fo:font-size="24pt" fo:font-style="italic"/>
    </style:style>
    <style:style style:name="T22" style:family="text">
      <style:text-properties fo:font-style="italic" style:text-underline-style="solid" style:text-underline-width="auto" style:text-underline-color="font-color" fo:font-weight="normal"/>
    </style:style>
    <style:style style:name="T23" style:family="text">
      <style:text-properties fo:font-style="normal"/>
    </style:style>
    <style:style style:name="T24" style:family="text">
      <style:text-properties fo:font-size="28pt" fo:font-style="normal" fo:font-weight="normal"/>
    </style:style>
    <style:style style:name="T25" style:family="text">
      <style:text-properties fo:font-family="'Bitstream Vera Sans Mono'" style:font-family-generic="swiss" style:font-pitch="fixed" fo:font-size="28pt"/>
    </style:style>
    <style:style style:name="T26" style:family="text">
      <style:text-properties fo:font-family="Albany" style:font-family-generic="swiss" fo:font-size="28pt"/>
    </style:style>
    <style:style style:name="T27" style:family="text">
      <style:text-properties fo:font-family="Albany" style:font-family-generic="swiss" fo:font-size="28pt" fo:font-weight="bold"/>
    </style:style>
    <style:style style:name="T28" style:family="text">
      <style:text-properties style:text-position="0% 100%" fo:font-family="Albany" style:font-family-generic="swiss" fo:font-size="28pt" fo:font-style="normal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9" style:family="text">
      <style:text-properties style:text-position="0% 100%" fo:font-family="Albany" style:font-family-generic="swiss" fo:font-size="28pt" fo:font-style="italic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0" style:family="text">
      <style:text-properties style:text-position="0% 100%" fo:font-family="Albany" style:font-family-generic="swiss" fo:font-size="28pt" fo:font-style="normal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1" style:family="text">
      <style:text-properties style:text-position="0% 100%" fo:font-family="Albany" style:font-family-generic="swiss" fo:font-size="32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2" style:family="text">
      <style:text-properties style:text-position="0% 100%" fo:font-family="Albany" style:font-family-generic="swiss" fo:font-size="32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3" style:family="text">
      <style:text-properties style:text-position="0% 100%" fo:font-family="Albany" style:font-family-generic="swiss" fo:font-size="32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4" style:family="text">
      <style:text-properties style:text-position="0% 100%" fo:font-family="Albany" style:font-family-generic="swiss" fo:font-size="32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5" style:family="text">
      <style:text-properties style:text-position="0% 100%" fo:font-family="Albany" style:font-family-generic="swiss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6" style:family="text">
      <style:text-properties style:text-position="0% 100%" fo:font-family="Albany" style:font-family-generic="swiss" fo:font-size="28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7" style:family="text">
      <style:text-properties style:text-position="0% 100%" fo:font-family="Albany" style:font-family-generic="swiss" fo:font-size="28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8" style:family="text">
      <style:text-properties style:text-position="0% 100%" fo:font-family="Albany" style:font-family-generic="swiss" fo:font-size="28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9" style:family="text">
      <style:text-properties style:text-position="super 58%" fo:font-family="Albany" style:font-family-generic="swiss" fo:font-size="28pt" fo:font-style="italic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40" style:family="text">
      <style:text-properties fo:font-size="28pt" fo:font-style="normal"/>
    </style:style>
    <style:style style:name="T41" style:family="text">
      <style:text-properties fo:font-size="28pt" fo:font-style="italic"/>
    </style:style>
    <style:style style:name="T42" style:family="text">
      <style:text-properties fo:font-size="28pt" fo:font-weight="bold"/>
    </style:style>
    <style:style style:name="T43" style:family="text">
      <style:text-properties fo:font-size="24pt"/>
    </style:style>
    <style:style style:name="T44" style:family="text">
      <style:text-properties fo:font-size="24pt" fo:font-weight="bold"/>
    </style:style>
    <style:style style:name="T45" style:family="text">
      <style:text-properties fo:font-size="24pt" fo:font-style="normal"/>
    </style:style>
    <style:style style:name="T46" style:family="text">
      <style:text-properties fo:font-family="'Bitstream Vera Sans Mono'" style:font-family-generic="swiss" style:font-pitch="fixed" fo:font-size="24pt" fo:font-weight="normal"/>
    </style:style>
    <style:style style:name="T47" style:family="text">
      <style:text-properties fo:font-size="14pt" style:font-size-asian="18pt" style:font-size-complex="18pt"/>
    </style:style>
    <style:style style:name="T48" style:family="text">
      <style:text-properties fo:font-size="14pt"/>
    </style:style>
    <style:style style:name="T49" style:family="text">
      <style:text-properties style:text-underline-style="none"/>
    </style:style>
    <style:style style:name="T50" style:family="text">
      <style:text-properties fo:font-style="italic" style:text-underline-style="none"/>
    </style:style>
    <style:style style:name="T51" style:family="text">
      <style:text-properties fo:font-size="28pt" style:text-underline-style="none"/>
    </style:style>
    <style:style style:name="T52" style:family="text">
      <style:text-properties fo:font-family="'Bitstream Vera Sans Mono'" style:font-family-generic="swiss" style:font-pitch="fixed" fo:font-size="28pt" style:text-underline-style="none"/>
    </style:style>
    <style:style style:name="T53" style:family="text">
      <style:text-properties fo:font-size="26pt" fo:font-weight="bold"/>
    </style:style>
    <style:style style:name="T54" style:family="text">
      <style:text-properties fo:font-size="26pt" fo:font-style="italic"/>
    </style:style>
    <style:style style:name="T55" style:family="text">
      <style:text-properties fo:font-size="26pt" fo:font-style="normal"/>
    </style:style>
    <style:style style:name="T56" style:family="text">
      <style:text-properties fo:font-size="26pt" fo:font-style="normal" fo:font-weight="bold"/>
    </style:style>
    <style:style style:name="T57" style:family="text">
      <style:text-properties style:text-position="sub 58%" fo:font-size="28pt" fo:font-style="italic"/>
    </style:style>
    <style:style style:name="T58" style:family="text">
      <style:text-properties fo:font-family="'Courier New'" style:font-family-generic="modern" style:font-pitch="fixed" fo:font-size="28pt" style:text-underline-style="none"/>
    </style:style>
    <style:style style:name="T59" style:family="text">
      <style:text-properties fo:font-family="'Standard Symbols L'" style:font-style-name="Regular" style:font-pitch="variable" style:font-charset="x-symbol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60" style:family="text">
      <style:text-properties style:text-position="sub 58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61" style:family="text">
      <style:text-properties fo:font-size="28pt" style:text-underline-style="none" fo:font-weight="normal"/>
    </style:style>
    <style:style style:name="T62" style:family="text">
      <style:text-properties fo:font-family="'Bitstream Vera Sans Mono'" style:font-family-generic="swiss" style:font-pitch="fixed" fo:font-size="28pt" style:text-underline-style="none" fo:font-weight="normal"/>
    </style:style>
    <style:style style:name="T63" style:family="text">
      <style:text-properties fo:font-family="'Courier New'" style:font-family-generic="modern" style:font-pitch="fixed" fo:font-size="28pt" style:text-underline-style="none" fo:font-weight="normal"/>
    </style:style>
    <style:style style:name="T64" style:family="text">
      <style:text-properties fo:font-size="28pt" fo:font-weight="normal"/>
    </style:style>
    <style:style style:name="T65" style:family="text">
      <style:text-properties fo:font-size="28pt" fo:font-style="italic" fo:font-weight="normal"/>
    </style:style>
    <style:style style:name="T66" style:family="text">
      <style:text-properties fo:font-family="'Bitstream Vera Sans Mono'" style:font-family-generic="swiss" style:font-pitch="fixed" fo:font-size="28pt" fo:font-weight="bold"/>
    </style:style>
    <style:style style:name="T67" style:family="text">
      <style:text-properties style:text-position="sub 58%" fo:font-size="28pt" fo:font-style="italic" fo:font-weight="normal"/>
    </style:style>
    <style:style style:name="T68" style:family="text">
      <style:text-properties fo:font-family="OpenSymbol" style:font-style-name="Regular" style:font-pitch="variable" style:font-charset="x-symbol" fo:font-size="28pt" fo:font-weight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69" style:family="text">
      <style:text-properties style:text-position="sub 58%" fo:font-family="Arial" style:font-family-generic="swiss" style:font-pitch="variable" fo:font-size="28pt" fo:font-style="italic" fo:font-weight="normal" style:font-family-asian="OpenSymbol" style:font-style-name-asian="Regular" style:font-pitch-asian="variable" style:font-charset-asian="x-symbol" style:font-size-asian="24pt" style:font-family-complex="OpenSymbol" style:font-style-name-complex="Regular" style:font-pitch-complex="variable" style:font-charset-complex="x-symbol" style:font-size-complex="24pt"/>
    </style:style>
    <style:style style:name="T70" style:family="text">
      <style:text-properties fo:font-family="Arial" style:font-family-generic="swiss" style:font-pitch="variable" fo:font-size="28pt" fo:font-weight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71" style:family="text">
      <style:text-properties fo:font-family="StarSymbol" style:font-style-name="Regular" style:font-pitch="variable" style:font-charset="x-symbol" fo:font-size="28pt" fo:font-weight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72" style:family="text">
      <style:text-properties style:text-position="sub 58%" fo:font-family="Albany" style:font-family-generic="swiss" fo:font-size="28pt" fo:font-style="italic" fo:font-weight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73" style:family="text">
      <style:text-properties fo:font-family="Albany" style:font-family-generic="swiss" fo:font-size="28pt" fo:font-weight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74" style:family="text">
      <style:text-properties fo:font-family="Arial" style:font-family-generic="swiss" style:font-pitch="variable" fo:font-size="28pt" fo:font-weight="normal"/>
    </style:style>
    <style:style style:name="T75" style:family="text">
      <style:text-properties fo:font-size="26pt" style:text-underline-style="none" fo:font-weight="normal"/>
    </style:style>
    <style:style style:name="T76" style:family="text">
      <style:text-properties fo:font-family="'Bitstream Vera Sans Mono'" style:font-family-generic="swiss" style:font-pitch="fixed" fo:font-size="26pt" style:text-underline-style="none" fo:font-weight="normal"/>
    </style:style>
    <style:style style:name="T77" style:family="text">
      <style:text-properties fo:font-family="'Courier New'" style:font-family-generic="modern" style:font-pitch="fixed" fo:font-size="26pt" style:text-underline-style="none" fo:font-weight="normal"/>
    </style:style>
    <style:style style:name="T78" style:family="text">
      <style:text-properties fo:font-size="26pt" fo:font-weight="normal"/>
    </style:style>
    <style:style style:name="T79" style:family="text">
      <style:text-properties fo:font-size="26pt" fo:font-style="italic" fo:font-weight="normal"/>
    </style:style>
    <style:style style:name="T80" style:family="text">
      <style:text-properties fo:font-size="26pt" fo:font-style="italic" fo:font-weight="bold"/>
    </style:style>
    <style:style style:name="T81" style:family="text">
      <style:text-properties fo:color="#800000" fo:font-family="'Bitstream Vera Sans Mono'" style:font-family-generic="swiss" style:font-pitch="fixed" fo:font-size="26pt" fo:font-weight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6cm" text:min-label-width="0.8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ME1: ME Of A Point Source</presentation:footer-decl>
      <draw:page draw:name="page1" draw:style-name="dp1" draw:master-page-name="lyt-cool" presentation:presentation-page-layout-name="AL1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ME1: Measurement Equation</text:span><text:span text:style-name="T1"><text:line-break/></text:span><text:span text:style-name="T1">Of a (Polarized) Point Source</text:span></text:p>
          </draw:text-box>
        </draw:frame>
        <draw:frame presentation:style-name="pr2" draw:text-style-name="P5" draw:layer="layout" svg:width="23.912cm" svg:height="13.231cm" svg:x="2.5cm" svg:y="6.269cm" presentation:class="outline" presentation:user-transformed="tru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4"><text:span text:style-name="T3">Aligning our terminology!</text:span></text:p>
              </text:list-item>
            </text:list>
            <text:list text:style-name="L2">
              <text:list-item>
                <text:p text:style-name="P4"><text:span text:style-name="T2">Mapping your existing intuition about interferometry onto ME concepts</text:span></text:p>
              </text:list-item>
            </text:list>
            <text:list text:style-name="L2">
              <text:list-item>
                <text:p text:style-name="P4"><text:span text:style-name="T2">Implementing some MEs using <text:s/>MeqTre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 presentation:use-footer-name="ftr1">
        <draw:frame presentation:style-name="pr1" draw:text-style-name="P6" draw:layer="layout" svg:width="24.942cm" svg:height="3.508cm" svg:x="2.058cm" svg:y="1.542cm" presentation:class="title" presentation:user-transformed="true">
          <draw:text-box>
            <text:p text:style-name="P1"><text:span text:style-name="T4">The Measurement Equation:</text:span><text:span text:style-name="T4"><text:line-break/></text:span><text:span text:style-name="T4">Putting the “Meq” into MeqTrees!</text:span></text:p>
          </draw:text-box>
        </draw:frame>
        <draw:frame presentation:style-name="pr2" draw:text-style-name="P5" draw:layer="layout" svg:width="23.912cm" svg:height="13.231cm" svg:x="2.088cm" svg:y="6cm" presentation:class="outline" presentation:user-transformed="true">
          <draw:text-box>
            <text:p text:style-name="P9"/>
          </draw:text-box>
        </draw:frame>
        <draw:frame presentation:style-name="pr4" draw:text-style-name="P4" draw:layer="layout" svg:width="23.912cm" svg:height="14.488cm" svg:x="2.5cm" svg:y="6cm" presentation:class="outline" presentation:user-transformed="true">
          <draw:text-box>
            <text:list text:style-name="L2">
              <text:list-item>
                <text:p text:style-name="P4">The Measurement Equation tells you what you can expect to observe with an interferometer, given a sky and the <text:s/>properties of your instrument.</text:p>
              </text:list-item>
            </text:list>
            <text:list text:style-name="L2">
              <text:list-item>
                <text:p text:style-name="P4">Absolutely crucial for simulating and calibrating the next generation of radio telescopes; everything literally revolves around it.</text:p>
              </text:list-item>
            </text:list>
            <text:list text:style-name="L2">
              <text:list-item>
                <text:p text:style-name="P3"><text:span text:style-name="T5">Therefore:</text:span><text:span text:style-name="T6"> no-one gets any beer tonight until we achieve full harmony and understanding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Survey Results...</text:span></text:p>
          </draw:text-box>
        </draw:frame>
        <draw:frame presentation:style-name="pr5" draw:text-style-name="P5" draw:layer="layout" svg:width="26cm" svg:height="7.5cm" svg:x="1.5cm" svg:y="5.5cm" presentation:class="outline" presentation:user-transformed="true">
          <draw:text-box>
            <text:list text:style-name="L2">
              <text:list-item>
                <text:p text:style-name="P3"><text:span text:style-name="T2">1. Radio interferometry..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 <text:s/>1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11] basic knowled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 <text:s/>6] do it all the ti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 <text:s/>3] I was doing it when Oleg was in diapers</text:span></text:p>
                  </text:list-item>
                </text:list>
              </text:list-item>
            </text:list>
          </draw:text-box>
        </draw:frame>
        <draw:frame presentation:style-name="pr6" draw:text-style-name="P5" draw:layer="layout" svg:width="23.912cm" svg:height="6.731cm" svg:x="2.5cm" svg:y="13.769cm" presentation:class="outline" presentation:user-transformed="true">
          <draw:text-box>
            <text:p text:style-name="P9"/>
          </draw:text-box>
        </draw:frame>
        <draw:frame presentation:style-name="pr4" draw:text-style-name="P9" draw:layer="layout" svg:width="23.912cm" svg:height="4.952cm" svg:x="3cm" svg:y="14.5cm" presentation:class="outline" presentation:user-transformed="true">
          <draw:text-box>
            <text:list text:style-name="L2">
              <text:list-item>
                <text:p text:style-name="P3">Therefore...<text:line-break/>...you know practically everything about the Measurement Equation!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On The Other Hand...</text:span></text:p>
          </draw:text-box>
        </draw:frame>
        <draw:frame presentation:style-name="pr7" draw:text-style-name="P5" draw:layer="layout" svg:width="26cm" svg:height="6.731cm" svg:x="1.5cm" svg:y="5.769cm" presentation:class="outline" presentation:user-transformed="true">
          <draw:text-box>
            <text:list text:style-name="L2">
              <text:list-item>
                <text:p text:style-name="P3"><text:span text:style-name="T2">3. The Measurement Equation..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7">[ <text:s/>1] never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[ <text:s/>2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[10] know what it looks like, never actually used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[ <text:s/>6] know it pretty we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[ <text:s/>2] I use Jones matrices to do my taxes</text:span></text:p>
                  </text:list-item>
                </text:list>
              </text:list-item>
            </text:list>
          </draw:text-box>
        </draw:frame>
        <draw:frame presentation:style-name="pr6" draw:text-style-name="P5" draw:layer="layout" svg:width="23.912cm" svg:height="6.731cm" svg:x="2.5cm" svg:y="13.769cm" presentation:class="outline" presentation:user-transformed="true">
          <draw:text-box>
            <text:p text:style-name="P9"/>
          </draw:text-box>
        </draw:frame>
        <draw:frame presentation:style-name="pr8" draw:text-style-name="P9" draw:layer="layout" svg:width="23.912cm" svg:height="6.586cm" svg:x="2.5cm" svg:y="13.548cm" presentation:class="outline" presentation:user-transformed="true">
          <draw:text-box>
            <text:list text:style-name="L2">
              <text:list-item>
                <text:p text:style-name="P9">Conclusion:<text:line-break/>The ME is one of these unknown knowns -- the things we don't know we know -- that Donald Rumsfeld didn't know he knew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2T19" presentation:use-footer-name="ftr1"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span text:style-name="T1"><text:line-break/></text:span>EM Field Propagation</text:p>
          </draw:text-box>
        </draw:frame>
        <draw:frame draw:style-name="gr2" draw:layer="layout" svg:width="25.476cm" svg:height="15.291cm" svg:x="1.5cm" svg:y="5.2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2T19" presentation:use-footer-name="ftr1"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span text:style-name="T1"><text:line-break/></text:span><text:span text:style-name="T1">Jones Matrices</text:span></text:p>
          </draw:text-box>
        </draw:frame>
        <draw:frame draw:style-name="gr2" draw:layer="layout" svg:width="24.726cm" svg:height="14.475cm" svg:x="1.774cm" svg:y="5.583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2T19" presentation:use-footer-name="ftr1">
        <draw:frame presentation:style-name="pr1" draw:text-style-name="P1" draw:layer="layout" svg:width="23.912cm" svg:height="3.508cm" svg:x="2cm" svg:y="1cm" presentation:class="title" presentation:user-transformed="true">
          <draw:text-box>
            <text:p text:style-name="P1"><text:span text:style-name="T1">A Wafer-Thin Slice of Physics:</text:span><text:line-break/>Correlations &amp; Visibilities</text:p>
          </draw:text-box>
        </draw:frame>
        <draw:frame draw:style-name="gr2" draw:layer="layout" svg:width="26.004cm" svg:height="15.039cm" svg:x="1.496cm" svg:y="5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2T19" presentation:use-footer-name="ftr1">
        <draw:frame presentation:style-name="pr1" draw:text-style-name="P1" draw:layer="layout" svg:width="23.912cm" svg:height="3.508cm" svg:x="2.088cm" svg:y="1cm" presentation:class="title" presentation:user-transformed="true">
          <draw:text-box>
            <text:p text:style-name="P1"><text:span text:style-name="T1">A Wafer-Thin Slice of Physics:</text:span><text:line-break/>The M.E. Emerges</text:p>
          </draw:text-box>
        </draw:frame>
        <draw:frame draw:style-name="gr2" draw:layer="layout" svg:width="24.788cm" svg:height="15.199cm" svg:x="2cm" svg:y="5.30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And That's The Measurement Equation!</text:p>
          </draw:text-box>
        </draw:frame>
        <draw:frame draw:style-name="gr2" draw:layer="layout" svg:width="21.944cm" svg:height="4.045cm" svg:x="3.557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7.204cm" svg:height="1.837cm" svg:x="9.486cm" svg:y="6.13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8" draw:text-style-name="P9" draw:layer="layout" svg:width="23.912cm" svg:height="2cm" svg:x="2cm" svg:y="8.5cm" presentation:class="outline" presentation:user-transformed="true">
          <draw:text-box>
            <text:list text:style-name="L2">
              <text:list-item>
                <text:p text:style-name="P9">Or in more pragmatic terms:</text:p>
              </text:list-item>
            </text:list>
          </draw:text-box>
        </draw:frame>
        <draw:frame presentation:style-name="pr8" draw:text-style-name="P10" draw:layer="layout" svg:width="23.912cm" svg:height="3.202cm" svg:x="2cm" svg:y="16.5cm" presentation:class="outline" presentation:user-transformed="true">
          <draw:text-box>
            <text:list text:style-name="L2">
              <text:list-item>
                <text:p text:style-name="P9"><text:span text:style-name="T8">NB: it is also possible to write the ME with a circular polarization basis (RR, LL, etc.) We'll use linear polarization throughout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2T19" presentation:use-footer-name="ftr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Accumulating Jones Terms</text:p>
          </draw:text-box>
        </draw:frame>
        <draw:frame draw:style-name="gr2" draw:layer="layout" svg:width="21.214cm" svg:height="13.001cm" svg:x="4.5cm" svg:y="6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Jones' Anatomy</text:p>
          </draw:text-box>
        </draw:frame>
        <draw:frame presentation:style-name="pr2" draw:text-style-name="P9" draw:layer="layout" svg:width="25.542cm" svg:height="14.254cm" svg:x="1.958cm" svg:y="5.838cm" presentation:class="outline" presentation:user-transformed="true">
          <draw:text-box>
            <text:list text:style-name="L2">
              <text:list-item>
                <text:p text:style-name="P9"><text:s/><text:span text:style-name="T9">J</text:span><text:span text:style-name="T10">p</text:span> is “cumulative”: more effects correspond to additional multiplicative Jones terms.</text:p>
              </text:list-item>
            </text:list>
            <text:list text:style-name="L2">
              <text:list-item>
                <text:p text:style-name="P9">Therefore, the “total” <text:s/><text:span text:style-name="T11">J</text:span><text:span text:style-name="T12">p</text:span><text:span text:style-name="T10"> <text:s/></text:span>is a matrix product of a <text:span text:style-name="T13">“Jones chain”</text:span> of individual effects:<text:line-break/> <text:tab/> <text:s text:c="5"/><text:span text:style-name="T9">J</text:span><text:span text:style-name="T10">p <text:s/></text:span><text:span text:style-name="T14">= J</text:span><text:span text:style-name="T10">pn <text:s/></text:span><text:span text:style-name="T14">J</text:span><text:span text:style-name="T10">pn-1</text:span><text:span text:style-name="T14"> ... </text:span><text:span text:style-name="T10"><text:s/></text:span><text:span text:style-name="T14">J</text:span><text:span text:style-name="T10">p1</text:span></text:p>
              </text:list-item>
            </text:list>
            <text:list text:style-name="L2">
              <text:list-item>
                <text:p text:style-name="P9"><text:span text:style-name="T15">The order of the </text:span><text:span text:style-name="T14">J</text:span><text:span text:style-name="T15"> terms corresponds to the physical order of the effects. In general, the matrices don't commute! 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great?</text:p>
          </draw:text-box>
        </draw:frame>
        <draw:frame presentation:style-name="pr10" draw:text-style-name="P12" draw:layer="layout" svg:width="23.912cm" svg:height="13.765cm" svg:x="2.5cm" svg:y="6cm" presentation:class="outline" presentation:user-transformed="true">
          <draw:text-box>
            <text:list text:style-name="L2">
              <text:list-item>
                <text:p text:style-name="P9"><text:span text:style-name="T16">A complete and mathematically elegant framework for describing all kinds of signal propagation effects.</text:span></text:p>
              </text:list-item>
            </text:list>
            <text:list text:style-name="L2">
              <text:list-item>
                <text:p text:style-name="P9"><text:span text:style-name="T16">...including those at the antenna, e.g.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beam &amp; receiver ga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dipole ro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receptor cross-leakag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6">Effortlessly incorporates polarization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think in terms of a </text:span><text:span text:style-name="T17">B</text:span><text:span text:style-name="T16"> matrix and never worry about polarization again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6">Applies with equal ease to heterogeneous arrays, by using different Jones chain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Why is this even greater?</text:p>
          </draw:text-box>
        </draw:frame>
        <draw:frame presentation:style-name="pr11" draw:text-style-name="P9" draw:layer="layout" svg:width="23.912cm" svg:height="3.662cm" svg:x="2.058cm" svg:y="5.838cm" presentation:class="outline" presentation:user-transformed="true">
          <draw:text-box>
            <text:list text:style-name="L2">
              <text:list-item>
                <text:p text:style-name="P9">Most effects have a very simple Jones representation:</text:p>
              </text:list-item>
            </text:list>
          </draw:text-box>
        </draw:frame>
        <draw:frame draw:style-name="gr2" draw:layer="layout" svg:width="1.999cm" svg:height="0.999cm" svg:x="13.027cm" svg:y="11.2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1.873cm" svg:height="10.72cm" svg:x="3.127cm" svg:y="9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Three Layers Of Intuition</text:p>
          </draw:text-box>
        </draw:frame>
        <draw:frame presentation:style-name="pr12" draw:text-style-name="P9" draw:layer="layout" svg:width="23.912cm" svg:height="10.5cm" svg:x="2cm" svg:y="6cm" presentation:class="outline" presentation:user-transformed="true">
          <draw:text-box>
            <text:list text:style-name="L2">
              <text:list-item>
                <text:p text:style-name="P9"><text:span text:style-name="T5">Physical:</text:span> e.g. beam gain<text:span text:style-name="T18">, parallactic angle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8">beam pattern of X and Y dipoles different, causes polarization of off-center sourc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8">P.A. rotates polarization angl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9">Geometrical:</text:span><text:span text:style-name="T18"> stretching, rotation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8">do not commute..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9">Mathematical:</text:span><text:span text:style-name="T18"> matrix properties</text:span></text:p>
              </text:list-item>
            </text:list>
          </draw:text-box>
        </draw:frame>
        <draw:frame draw:style-name="gr2" draw:layer="layout" svg:width="22.213cm" svg:height="3.893cm" svg:x="3.287cm" svg:y="16.107cm"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ME ME ME</text:p>
          </draw:text-box>
        </draw:frame>
        <draw:frame presentation:style-name="pr2" draw:text-style-name="P9" draw:layer="layout" svg:width="23.912cm" svg:height="14.157cm" svg:x="2.058cm" svg:y="5.838cm" presentation:class="outline" presentation:user-transformed="true">
          <draw:text-box>
            <text:list text:style-name="L2">
              <text:list-item>
                <text:p text:style-name="P9">The general formulation above is <text:span text:style-name="T13">“</text:span><text:span text:style-name="T20">The</text:span><text:span text:style-name="T13"> Measurement Equation” </text:span><text:span text:style-name="T21">(of a generic radio interferometer...)</text:span></text:p>
              </text:list-item>
            </text:list>
            <text:list text:style-name="L2">
              <text:list-item>
                <text:p text:style-name="P9">When we want to simulate a specific instrument, we put specific Jones terms into the ME, and derive <text:span text:style-name="T22">a</text:span><text:span text:style-name="T13"> measurement equation</text:span><text:span text:style-name="T23"> for that instrument.</text:span></text:p>
              </text:list-item>
            </text:list>
            <text:list text:style-name="L2">
              <text:list-item>
                <text:p text:style-name="P9"><text:span text:style-name="T23">We then </text:span><text:span text:style-name="T13">implement</text:span><text:span text:style-name="T23"> that specific m.e. in software (e.g. with MeqTrees)</text:span></text:p>
              </text:list-item>
            </text:list>
            <text:list text:style-name="L2">
              <text:list-item>
                <text:p text:style-name="P9"><text:span text:style-name="T23">Existing packages implicitly use specific m.e.'s of their own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Observing a point source<text:line-break/>with a perfect instrument</text:p>
          </draw:text-box>
        </draw:frame>
        <draw:frame presentation:style-name="pr13" draw:text-style-name="P13" draw:layer="layout" svg:width="23.912cm" svg:height="5cm" svg:x="2.5cm" svg:y="21.5cm" presentation:class="outline" presentation:placeholder="true" presentation:user-transformed="true">
          <draw:text-box/>
        </draw:frame>
        <draw:frame draw:style-name="gr2" draw:layer="layout" svg:width="0.2cm" svg:height="0.494cm" svg:x="12.963cm" svg:y="10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5.061cm" svg:height="15.227cm" svg:x="1.5cm" svg:y="5.30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The (familiar?)<text:line-break/>Scalar Case</text:p>
          </draw:text-box>
        </draw:frame>
        <draw:frame presentation:style-name="pr14" draw:text-style-name="P9" draw:layer="layout" svg:width="23.912cm" svg:height="3.069cm" svg:x="2cm" svg:y="22.431cm" presentation:class="outline" presentation:placeholder="true" presentation:user-transformed="true">
          <draw:text-box/>
        </draw:frame>
        <draw:frame draw:style-name="gr2" draw:layer="layout" svg:width="22.903cm" svg:height="12.555cm" svg:x="3cm" svg:y="6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Antenna UVWs <text:line-break/>and Antenna Phase</text:p>
          </draw:text-box>
        </draw:frame>
        <draw:frame presentation:style-name="pr15" draw:text-style-name="P9" draw:layer="layout" svg:width="23.912cm" svg:height="1.569cm" svg:x="1.088cm" svg:y="22cm" presentation:class="outline" presentation:placeholder="true" presentation:user-transformed="true">
          <draw:text-box/>
        </draw:frame>
        <draw:custom-shape draw:style-name="gr3" draw:text-style-name="P15" draw:layer="layout" svg:width="2cm" svg:height="1cm" svg:x="1.322cm" svg:y="14.079cm">
          <text:p text:style-name="P14"><text:span text:style-name="T5"/></text:p>
          <text:p text:style-name="P14"><text:span text:style-name="T5"/></text:p>
          <text:p text:style-name="P14"><text:span text:style-name="T5">P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15" draw:layer="layout" svg:width="2cm" svg:height="1cm" svg:x="8.103cm" svg:y="14.01cm">
          <text:p text:style-name="P14"><text:span text:style-name="T5"/></text:p>
          <text:p text:style-name="P14"><text:span text:style-name="T5"/></text:p>
          <text:p text:style-name="P14"><text:span text:style-name="T5">Q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4" draw:text-style-name="P16" draw:layer="layout" svg:x1="2.5cm" svg:y1="14.5cm" svg:x2="7cm" svg:y2="7.5cm">
          <text:p text:style-name="P1"/>
        </draw:line>
        <draw:line draw:style-name="gr4" draw:text-style-name="P16" draw:layer="layout" svg:x1="9cm" svg:y1="14.5cm" svg:x2="13.5cm" svg:y2="7.5cm">
          <text:p text:style-name="P1"/>
        </draw:line>
        <draw:line draw:style-name="gr5" draw:text-style-name="P17" draw:layer="layout" svg:x1="5cm" svg:y1="18.5cm" svg:x2="2.5cm" svg:y2="14.5cm">
          <text:p text:style-name="P1"/>
        </draw:line>
        <draw:line draw:style-name="gr5" draw:text-style-name="P16" draw:layer="layout" svg:x1="5cm" svg:y1="18.5cm" svg:x2="9cm" svg:y2="14.5cm">
          <text:p text:style-name="P1"/>
        </draw:line>
        <draw:line draw:style-name="gr5" draw:text-style-name="P16" draw:layer="layout" svg:x1="9cm" svg:y1="14.5cm" svg:x2="2.5cm" svg:y2="14.5cm">
          <text:p text:style-name="P1"/>
        </draw:line>
        <draw:frame draw:style-name="gr2" draw:layer="layout" svg:width="1.002cm" svg:height="1.058cm" svg:x="3.5cm" svg:y="15.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0.939cm" svg:height="1.057cm" svg:x="6.5cm" svg:y="16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1.25cm" svg:height="1.057cm" svg:x="5.061cm" svg:y="13.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16.472cm" svg:height="10.645cm" svg:x="11cm" svg:y="5.94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0.797cm" svg:height="0.931cm" svg:x="5cm" svg:y="18.44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layer="layout" svg:width="0.2cm" svg:height="0.483cm" svg:x="8.807cm" svg:y="17.21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20.181cm" svg:height="2.971cm" svg:x="7.5cm" svg:y="17.529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The (familiar?)<text:line-break/>Scalar Case</text:p>
          </draw:text-box>
        </draw:frame>
        <draw:frame draw:style-name="gr2" draw:layer="layout" svg:width="21.742cm" svg:height="12.13cm" svg:x="3.258cm" svg:y="6.37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<text:span text:style-name="T13">K</text:span>: Breaking The<text:line-break/>Coherency Barrier</text:p>
          </draw:text-box>
        </draw:frame>
        <draw:frame presentation:style-name="pr2" draw:text-style-name="P12" draw:layer="layout" svg:width="25cm" svg:height="13.765cm" svg:x="2cm" svg:y="5.735cm" presentation:class="outline" presentation:user-transformed="true">
          <draw:text-box>
            <text:list text:style-name="L2">
              <text:list-item>
                <text:p text:style-name="P9"><text:span text:style-name="T24">The interferometer phase term is traditionally considered separately; however, it fits the Jones formalism like a glove.</text:span></text:p>
              </text:list-item>
            </text:list>
            <text:list text:style-name="L2">
              <text:list-item>
                <text:p text:style-name="P9"><text:span text:style-name="T17">K</text:span><text:span text:style-name="T16"> combines two physical effects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pathlength differenc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time delays (i.e. fringe stopping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6">Scalar matrices commute with everything, so we're allowed to “merge” these two effects and shift the resulting </text:span><text:span text:style-name="T17">K</text:span><text:span text:style-name="T24">'s</text:span><text:span text:style-name="T16"> around.</text:span></text:p>
              </text:list-item>
            </text:list>
            <text:list text:style-name="L2">
              <text:list-item>
                <text:p text:style-name="P4"><text:span text:style-name="T17">K</text:span><text:span text:style-name="T16"> is scalar only for co-located receivers: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16">moral: keep your dipoles together!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6">Forget about the Fourier Transform for now..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Matrix Multiplication</text:p>
          </draw:text-box>
        </draw:frame>
        <draw:frame presentation:style-name="pr16" draw:text-style-name="P12" draw:layer="layout" svg:width="23.912cm" svg:height="5.736cm" svg:x="2.088cm" svg:y="10cm" presentation:class="outline" presentation:user-transformed="true">
          <draw:text-box>
            <text:list text:style-name="L2">
              <text:list-item>
                <text:p text:style-name="P9"><text:span text:style-name="T16">See ME1</text:span><text:span text:style-name="T25">/demo1-predict-ps.py</text:span></text:p>
              </text:list-item>
            </text:list>
            <text:list text:style-name="L2">
              <text:list-item>
                <text:p text:style-name="P9"><text:span text:style-name="T26">The </text:span><text:span text:style-name="T27">Meq.MatrixMultiply</text:span><text:span text:style-name="T26"> node implements matrix multiplication.</text:span></text:p>
              </text:list-item>
            </text:list>
            <text:list text:style-name="L2">
              <text:list-item>
                <text:p text:style-name="P9"><text:span text:style-name="T28">We repeat this for all interferometers (all </text:span><text:span text:style-name="T29">p-q</text:span><text:span text:style-name="T28"> pairs), in a </text:span><text:span text:style-name="T30">for</text:span><text:span text:style-name="T28"> loop.</text:span></text:p>
              </text:list-item>
            </text:list>
          </draw:text-box>
        </draw:frame>
        <draw:frame draw:style-name="gr2" draw:layer="layout" svg:width="7.868cm" svg:height="1.806cm" svg:x="9.632cm" svg:y="6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Creating a B Matrix</text:p>
          </draw:text-box>
        </draw:frame>
        <draw:frame presentation:style-name="pr16" draw:text-style-name="P19" draw:layer="layout" svg:width="23.912cm" svg:height="6.586cm" svg:x="2.588cm" svg:y="11.669cm" presentation:class="outline" presentation:user-transformed="true">
          <draw:text-box>
            <text:list text:style-name="L2">
              <text:list-item>
                <text:p text:style-name="P9"><text:span text:style-name="T31">The </text:span><text:span text:style-name="T32">Meq.Matrix22</text:span><text:span text:style-name="T31"> shortcut creates a matrix from four children (using a <text:s/></text:span><text:span text:style-name="T32">Meq.Composer</text:span><text:span text:style-name="T31"> node).</text:span></text:p>
              </text:list-item>
            </text:list>
            <text:list text:style-name="L2">
              <text:list-item>
                <text:p text:style-name="P9"><text:span text:style-name="T33">IQUV</text:span><text:span text:style-name="T34">'s</text:span><text:span text:style-name="T31"> will be hardwired constants (for now)</text:span></text:p>
              </text:list-item>
            </text:list>
          </draw:text-box>
        </draw:frame>
        <draw:frame draw:style-name="gr2" draw:layer="layout" svg:width="12.838cm" svg:height="3.877cm" svg:x="8.5cm" svg:y="6.123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VisPhaseShift</text:p>
          </draw:text-box>
        </draw:frame>
        <draw:frame presentation:style-name="pr17" draw:text-style-name="P12" draw:layer="layout" svg:width="23.912cm" svg:height="13.795cm" svg:x="2.5cm" svg:y="6cm" presentation:class="outline" presentation:user-transformed="true">
          <draw:text-box>
            <text:list text:style-name="L2">
              <text:list-item>
                <text:p text:style-name="P9"><text:span text:style-name="T35">The </text:span><text:span text:style-name="T36">Meq.VisPhaseShift</text:span><text:span text:style-name="T35"> node computes the a phase term as follows:</text:span><text:span text:style-name="T35"><text:line-break/></text:span><text:span text:style-name="T35"><text:line-break/></text:span><text:span text:style-name="T35"><text:line-break/></text:span><text:span text:style-name="T35"/></text:p>
              </text:list-item>
            </text:list>
            <text:list text:style-name="L2">
              <text:list-item>
                <text:p text:style-name="P9"><text:span text:style-name="T35">Takes two “vector” children for </text:span><text:span text:style-name="T37">uvw</text:span><text:span text:style-name="T38">'s</text:span><text:span text:style-name="T37"> </text:span><text:span text:style-name="T38">(in meters)</text:span><text:span text:style-name="T35"> and </text:span><text:span text:style-name="T37">lmn</text:span><text:span text:style-name="T38">'s</text:span><text:span text:style-name="T35">.</text:span></text:p>
              </text:list-item>
            </text:list>
            <text:list text:style-name="L2">
              <text:list-item>
                <text:p text:style-name="P9"><text:span text:style-name="T35">The </text:span><text:span text:style-name="T36">Meq.ConjTranspose</text:span><text:span text:style-name="T35"> shortcut implements the “</text:span><text:span text:style-name="T39">†</text:span><text:span text:style-name="T28">” operation.</text:span></text:p>
              </text:list-item>
            </text:list>
            <text:list text:style-name="L2">
              <text:list-item>
                <text:p text:style-name="P9"><text:span text:style-name="T35">We can explicitly form up an </text:span><text:span text:style-name="T37">(l,m,n-1)</text:span><text:span text:style-name="T35"> vector using a </text:span><text:span text:style-name="T36">Meq.Composer</text:span><text:span text:style-name="T35"> node.</text:span></text:p>
              </text:list-item>
            </text:list>
            <text:list text:style-name="L2">
              <text:list-item>
                <text:p text:style-name="P9"><text:span text:style-name="T35">But where do we get the </text:span><text:span text:style-name="T37">uvw's</text:span><text:span text:style-name="T35">?</text:span></text:p>
              </text:list-item>
            </text:list>
          </draw:text-box>
        </draw:frame>
        <draw:frame draw:style-name="gr2" draw:layer="layout" svg:width="20.195cm" svg:height="2.177cm" svg:x="4.305cm" svg:y="8.823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Building a Tree:<text:line-break/>Where to get meta-data?</text:p>
          </draw:text-box>
        </draw:frame>
        <draw:frame presentation:style-name="pr2" draw:text-style-name="P12" draw:layer="layout" svg:width="24.912cm" svg:height="13.765cm" svg:x="2cm" svg:y="6.088cm" presentation:class="outline" presentation:user-transformed="true">
          <draw:text-box>
            <text:list text:style-name="L2">
              <text:list-item>
                <text:p text:style-name="P3"><text:span text:style-name="T40">Where do </text:span><text:span text:style-name="T41">uvw'</text:span><text:span text:style-name="T40">s come from?</text:span></text:p>
              </text:list-item>
            </text:list>
            <text:list text:style-name="L2">
              <text:list-item>
                <text:p text:style-name="P4"><text:span text:style-name="T41">uvw</text:span><text:span text:style-name="T16">'s can be computed by a </text:span><text:span text:style-name="T42">Meq.UVW</text:span><text:span text:style-name="T16"> node.</text:span></text:p>
              </text:list-item>
            </text:list>
            <text:list text:style-name="L2">
              <text:list-item>
                <text:p text:style-name="P4"><text:span text:style-name="T16">This requires antenna positions, time, and the phase centre RA/Dec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time: comes from the MS grid (via the reques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phase centre RA/Dec: from MS sub-tab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6">antenna positions: from MS sub-tables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6">Don't want to hard-code this stuff, else our script will be tied to a particular MS.</text:span></text:p>
              </text:list-item>
            </text:list>
            <text:list text:style-name="L2">
              <text:list-item>
                <text:p text:style-name="P9"><text:span text:style-name="T16">Need a way to get observational parameters from the MS and put them into the tre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uilding a Tree:<text:line-break/>Attaching an init-script</text:p>
          </draw:text-box>
        </draw:frame>
        <draw:frame presentation:style-name="pr2" draw:text-style-name="P13" draw:layer="layout" svg:width="25.5cm" svg:height="13.231cm" svg:x="1.5cm" svg:y="6cm" presentation:class="outline" presentation:user-transformed="true">
          <draw:text-box>
            <text:list text:style-name="L2">
              <text:list-item>
                <text:p text:style-name="P9"><text:span text:style-name="T43">An </text:span><text:span text:style-name="T21">init-script</text:span><text:span text:style-name="T43"> is a Python script that is executed </text:span><text:span text:style-name="T21">on the kernel side</text:span><text:span text:style-name="T43"> by the </text:span><text:span text:style-name="T44">VisDataMux</text:span><text:span text:style-name="T43"> node. The script name is specified as part of the I/O request.</text:span></text:p>
              </text:list-item>
            </text:list>
            <text:list text:style-name="L2">
              <text:list-item>
                <text:p text:style-name="P9"><text:span text:style-name="T43">It can provide a </text:span><text:span text:style-name="T21">MS header handler </text:span><text:span text:style-name="T45">(among other things).</text:span></text:p>
              </text:list-item>
            </text:list>
            <text:list text:style-name="L2">
              <text:list-item>
                <text:p text:style-name="P9"><text:span text:style-name="T45">The MS header contains all observational parameters.</text:span></text:p>
              </text:list-item>
            </text:list>
            <text:list text:style-name="L2">
              <text:list-item>
                <text:p text:style-name="P9"><text:span text:style-name="T43">The header handler can put the required values into “placeholder” nodes (finding them by name).</text:span></text:p>
              </text:list-item>
            </text:list>
            <text:list text:style-name="L2">
              <text:list-item>
                <text:p text:style-name="P9"><text:span text:style-name="T43">The same script can be used for all trees, as long as <text:s/>our placeholder nodes follow the same naming convention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43">i.e. “ra”, “dec” for phase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43">“</text:span><text:span text:style-name="T43">x0”, “y0”, “z0” for array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43">“</text:span><text:span text:style-name="T43">x:</text:span><text:span text:style-name="T21">p</text:span><text:span text:style-name="T43">”, “y:</text:span><text:span text:style-name="T21">p</text:span><text:span text:style-name="T43">”, “z:</text:span><text:span text:style-name="T21">p</text:span><text:span text:style-name="T43">” for position of antenna #</text:span><text:span text:style-name="T21">p</text:span><text:span text:style-name="T43">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43">Placeholders are created as constants, e.g. “</text:span><text:span text:style-name="T46">ns.ra&lt;&lt;0</text:span><text:span text:style-name="T43">”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uilding a Tree:<text:line-break/>Writing the data</text:p>
          </draw:text-box>
        </draw:frame>
        <draw:frame presentation:style-name="pr18" draw:text-style-name="P12" draw:layer="layout" svg:width="25.5cm" svg:height="4.589cm" svg:x="2cm" svg:y="6.411cm" presentation:class="outline" presentation:user-transformed="true">
          <draw:text-box>
            <text:list text:style-name="L2">
              <text:list-item>
                <text:p text:style-name="P9"><text:span text:style-name="T42">VisTile</text:span><text:span text:style-name="T16"> is an intermediate </text:span><text:span text:style-name="T41">uv</text:span><text:span text:style-name="T16"> data layer (don't want to be locked into MSs forever...)</text:span></text:p>
              </text:list-item>
            </text:list>
            <text:list text:style-name="L2">
              <text:list-item>
                <text:p text:style-name="P9"><text:span text:style-name="T16">The I/O record maps MS columns to VisTile</text:span></text:p>
              </text:list-item>
            </text:list>
            <text:list text:style-name="L2">
              <text:list-item>
                <text:p text:style-name="P9"><text:span text:style-name="T16">Sinks &amp; Spigots map tile columns to trees</text:span></text:p>
              </text:list-item>
            </text:list>
          </draw:text-box>
        </draw:frame>
        <draw:g>
          <draw:rect draw:style-name="gr6" draw:text-style-name="P20" draw:layer="layout" svg:width="5.5cm" svg:height="1.5cm" draw:transform="rotate (1.5707963267946) translate (3cm 19.5cm)">
            <text:p text:style-name="P14"><text:span text:style-name="T47">DATA</text:span></text:p>
          </draw:rect>
          <draw:rect draw:style-name="gr6" draw:text-style-name="P16" draw:layer="layout" svg:width="6cm" svg:height="1.5cm" svg:x="3cm" svg:y="12.5cm">
            <text:p text:style-name="P14">MS columns</text:p>
          </draw:rect>
          <draw:rect draw:style-name="gr6" draw:text-style-name="P20" draw:layer="layout" svg:width="5.5cm" svg:height="1.5cm" draw:transform="rotate (1.5707963267946) translate (4.5cm 19.5cm)">
            <text:p text:style-name="P14"><text:span text:style-name="T47">MODEL_DATA</text:span></text:p>
          </draw:rect>
          <draw:rect draw:style-name="gr6" draw:text-style-name="P20" draw:layer="layout" svg:width="5.5cm" svg:height="1.5cm" draw:transform="rotate (1.5707963267946) translate (6cm 19.5cm)">
            <text:p text:style-name="P14"><text:span text:style-name="T47">CORRECTED_DATA</text:span></text:p>
          </draw:rect>
          <draw:rect draw:style-name="gr7" draw:text-style-name="P20" draw:layer="layout" svg:width="5.5cm" svg:height="1.5cm" draw:transform="rotate (1.5707963267946) translate (7.5cm 19.5cm)">
            <text:p text:style-name="P14"><text:span text:style-name="T47">??</text:span></text:p>
          </draw:rect>
        </draw:g>
        <draw:g>
          <draw:rect draw:style-name="gr8" draw:text-style-name="P14" draw:layer="layout" svg:width="4.5cm" svg:height="1.5cm" svg:x="12.5cm" svg:y="12.5cm">
            <text:p text:style-name="P14">VisTile</text:p>
          </draw:rect>
          <draw:rect draw:style-name="gr8" draw:text-style-name="P20" draw:layer="layout" svg:width="5.5cm" svg:height="1.5cm" draw:transform="rotate (1.5707963267946) translate (12.5cm 19.5cm)">
            <text:p text:style-name="P14"><text:span text:style-name="T47">DATA</text:span></text:p>
          </draw:rect>
          <draw:rect draw:style-name="gr8" draw:text-style-name="P20" draw:layer="layout" svg:width="5.5cm" svg:height="1.5cm" draw:transform="rotate (1.5707963267946) translate (14cm 19.5cm)">
            <text:p text:style-name="P14"><text:span text:style-name="T47">PREDICT</text:span></text:p>
          </draw:rect>
          <draw:rect draw:style-name="gr8" draw:text-style-name="P20" draw:layer="layout" svg:width="5.5cm" svg:height="1.5cm" draw:transform="rotate (1.5707963267946) translate (15.5cm 19.5cm)">
            <text:p text:style-name="P14"><text:span text:style-name="T47">RESIDUALS</text:span></text:p>
          </draw:rect>
        </draw:g>
        <draw:rect draw:style-name="gr9" draw:text-style-name="P14" draw:layer="layout" svg:width="4.5cm" svg:height="1.5cm" svg:x="21cm" svg:y="13.5cm">
          <text:p text:style-name="P14">Spigot</text:p>
        </draw:rect>
        <draw:rect draw:style-name="gr9" draw:text-style-name="P14" draw:layer="layout" svg:width="4.5cm" svg:height="1.5cm" svg:x="21cm" svg:y="17cm">
          <text:p text:style-name="P14">Sink</text:p>
        </draw:rect>
        <draw:line draw:style-name="gr10" draw:text-style-name="P20" draw:layer="layout" svg:x1="3.5cm" svg:y1="15cm" svg:x2="13.5cm" svg:y2="15cm">
          <text:p text:style-name="P14"><text:span text:style-name="T47">req.input</text:span></text:p>
        </draw:line>
        <draw:line draw:style-name="gr11" draw:text-style-name="P21" draw:layer="layout" svg:x1="5cm" svg:y1="18.5cm" svg:x2="14.5cm" svg:y2="18.5cm">
          <text:p text:style-name="P14"><text:span text:style-name="T48">req.output</text:span></text:p>
        </draw:line>
        <draw:line draw:style-name="gr12" draw:text-style-name="P21" draw:layer="layout" svg:x1="13.5cm" svg:y1="14.5cm" svg:x2="21cm" svg:y2="14.5cm">
          <text:p text:style-name="P14"><text:span text:style-name="T48">Spigot</text:span><text:span text:style-name="T48"><text:line-break/></text:span><text:span text:style-name="T48">init</text:span></text:p>
        </draw:line>
        <draw:line draw:style-name="gr13" draw:text-style-name="P21" draw:layer="layout" svg:x1="14.5cm" svg:y1="18cm" svg:x2="21cm" svg:y2="18cm">
          <text:p text:style-name="P14"><text:span text:style-name="T48">Sink</text:span><text:span text:style-name="T48"><text:line-break/></text:span><text:span text:style-name="T48">init</text:span></text:p>
        </draw:lin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Building a Tree:<text:line-break/>Ready!</text:p>
          </draw:text-box>
        </draw:frame>
        <draw:frame presentation:style-name="pr2" draw:text-style-name="P9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Load up the “K Jones” and “Inspector” bookmarks.</text:p>
              </text:list-item>
            </text:list>
            <text:list text:style-name="L2">
              <text:list-item>
                <text:p text:style-name="P4">Run the tree by selecting “test forest”</text:p>
              </text:list-item>
            </text:list>
            <text:list text:style-name="L2">
              <text:list-item>
                <text:p text:style-name="P4">Now we want to make an image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3" draw:master-page-name="lyt-cool" presentation:presentation-page-layout-name="AL1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We'll use the </text:span><text:span text:style-name="T1"><text:line-break/></text:span><text:span text:style-name="T1">AIPS++ imager...</text:span></text:p>
          </draw:text-box>
        </draw:frame>
        <draw:frame presentation:style-name="pr5" draw:text-style-name="P5" draw:layer="layout" svg:width="26cm" svg:height="7.5cm" svg:x="1.5cm" svg:y="5.5cm" presentation:class="outline" presentation:user-transformed="true">
          <draw:text-box>
            <text:list text:style-name="L2">
              <text:list-item>
                <text:p text:style-name="P3"><text:span text:style-name="T2">2. AIPS++..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5] heard of 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2] tried to run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9] succeeded in running i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5] have used it in ang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>[0] invented it</text:span></text:p>
                  </text:list-item>
                </text:list>
              </text:list-item>
            </text:list>
          </draw:text-box>
        </draw:frame>
        <draw:frame presentation:style-name="pr6" draw:text-style-name="P5" draw:layer="layout" svg:width="23.912cm" svg:height="6.731cm" svg:x="2.5cm" svg:y="13.769cm" presentation:class="outline" presentation:user-transformed="true">
          <draw:text-box>
            <text:p text:style-name="P9"/>
          </draw:text-box>
        </draw:frame>
        <draw:frame presentation:style-name="pr4" draw:text-style-name="P9" draw:layer="layout" svg:width="24.912cm" svg:height="4.952cm" svg:x="2cm" svg:y="14.5cm" presentation:class="outline" presentation:user-transformed="true">
          <draw:text-box>
            <text:list text:style-name="L2">
              <text:list-item>
                <text:p text:style-name="P4">We have enough expertise in this room...</text:p>
              </text:list-item>
            </text:list>
            <text:list text:style-name="L2">
              <text:list-item>
                <text:p text:style-name="P4">...no-one to blame this time though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9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TDL Jobs: <text:line-break/>Doing other useful stuff</text:p>
          </draw:text-box>
        </draw:frame>
        <draw:frame presentation:style-name="pr2" draw:text-style-name="P9" draw:layer="layout" svg:width="24.912cm" svg:height="13.231cm" svg:x="2.088cm" svg:y="6.269cm" presentation:class="outline" presentation:user-transformed="true">
          <draw:text-box>
            <text:list text:style-name="L2">
              <text:list-item>
                <text:p text:style-name="P4">_test_forest() is a “TDL job”.</text:p>
              </text:list-item>
            </text:list>
            <text:list text:style-name="L2">
              <text:list-item>
                <text:p text:style-name="P4">More jobs can be added by defining functions called <text:span text:style-name="T49">_tdl_job_</text:span><text:span text:style-name="T50">foo</text:span><text:span text:style-name="T49">(), all these will be automatically placed into the “Exec” menu.</text:span></text:p>
              </text:list-item>
            </text:list>
            <text:list text:style-name="L2">
              <text:list-item>
                <text:p text:style-name="P4"><text:span text:style-name="T49">Jobs can contain arbitrary Python code...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49">...including calling the shell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49">...e.g. to run Glish and call the AIPS++ imager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51">See ME1</text:span><text:span text:style-name="T52">/demo2-predict-ps-image.py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>
          <draw:text-box>
            <text:p text:style-name="P1">Introducing (Complex) <text:line-break/>Gain Errors</text:p>
          </draw:text-box>
        </draw:frame>
        <draw:frame presentation:style-name="pr16" draw:text-style-name="P9" draw:layer="layout" svg:width="23.912cm" svg:height="2.069cm" svg:x="2cm" svg:y="20.431cm" presentation:class="outline" presentation:placeholder="true" presentation:user-transformed="true">
          <draw:text-box/>
        </draw:frame>
        <draw:frame draw:style-name="gr2" draw:layer="layout" svg:width="20.112cm" svg:height="13.898cm" svg:x="4.388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9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3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Building a Tree With Gains</text:p>
          </draw:text-box>
        </draw:frame>
        <draw:frame presentation:style-name="pr2" draw:text-style-name="P9" draw:layer="layout" svg:width="23.912cm" svg:height="13.638cm" svg:x="2.088cm" svg:y="6.269cm" presentation:class="outline" presentation:user-transformed="true">
          <draw:text-box>
            <text:list text:style-name="L2">
              <text:list-item>
                <text:p text:style-name="P9"><text:span text:style-name="T51">See </text:span><text:span text:style-name="T52">ME1/demo3-predict-ps-gain.py</text:span></text:p>
              </text:list-item>
            </text:list>
            <text:list text:style-name="L2">
              <text:list-item>
                <text:p text:style-name="P4">It's trivial to add extra Jones terms to <text:span text:style-name="T5">Meq.MatrixMultiply.</text:span></text:p>
              </text:list-item>
            </text:list>
            <text:list text:style-name="L2">
              <text:list-item>
                <text:p text:style-name="P4">The biggest effort is actually figuring out what numbers to plug in.</text:p>
              </text:list-item>
            </text:list>
            <text:list text:style-name="L2">
              <text:list-item>
                <text:list>
                  <text:list-item>
                    <text:p text:style-name="P18">depends on your simulation objectiv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we'll set up subtrees to compute the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could also come from a parameter DB, or from FITS images/tables.</text:p>
                  </text:list-item>
                </text:list>
              </text:list-item>
            </text:list>
            <text:list text:style-name="L2">
              <text:list-item>
                <text:p text:style-name="P4">For now, let's assign a random, time-variable gain-phase to each antenna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Time Variability <text:line-break/>On the Cheap</text:p>
          </draw:text-box>
        </draw:frame>
        <draw:frame presentation:style-name="pr19" draw:text-style-name="P10" draw:layer="layout" svg:width="25cm" svg:height="12.805cm" svg:x="2cm" svg:y="7.195cm" presentation:class="outline" presentation:user-transformed="true">
          <draw:text-box>
            <text:list text:style-name="L2">
              <text:list-item>
                <text:p text:style-name="P10"><text:span text:style-name="T8">Remember that we get a “time grid” with each request.</text:span></text:p>
              </text:list-item>
            </text:list>
            <text:list text:style-name="L2">
              <text:list-item>
                <text:p text:style-name="P10"><text:span text:style-name="T8">The </text:span><text:span text:style-name="T53">Meq.Time</text:span><text:span text:style-name="T8"> node returns </text:span><text:span text:style-name="T54">f(t) = t, c</text:span><text:span text:style-name="T55">ombine it with a </text:span><text:span text:style-name="T56">Meq.Sin</text:span><text:span text:style-name="T55"> node to compute </text:span><text:span text:style-name="T54">A*</text:span><text:span text:style-name="T55">sin</text:span><text:span text:style-name="T54">(Bt+C)</text:span></text:p>
              </text:list-item>
            </text:list>
            <text:list text:style-name="L2">
              <text:list-item>
                <text:p text:style-name="P10"><text:span text:style-name="T55">Generate random </text:span><text:span text:style-name="T54">A,B,C</text:span><text:span text:style-name="T55">'s per dipole (using Python's </text:span><text:span text:style-name="T56">random</text:span><text:span text:style-name="T55"> module)</text:span></text:p>
              </text:list-item>
            </text:list>
            <text:list text:style-name="L2">
              <text:list-item>
                <text:p text:style-name="P10"><text:span text:style-name="T56">Meq.Polar</text:span><text:span text:style-name="T55"> builds x*exp(</text:span><text:span text:style-name="T54">iy</text:span><text:span text:style-name="T55">)</text:span></text:p>
              </text:list-item>
            </text:list>
            <text:list text:style-name="L2">
              <text:list-item>
                <text:p text:style-name="P10"><text:span text:style-name="T55">Run the tree (load up the bookmarks).</text:span></text:p>
              </text:list-item>
            </text:list>
            <text:list text:style-name="L2">
              <text:list-item>
                <text:p text:style-name="P10"><text:span text:style-name="T55">Make a map.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55">note that we can now select a column to image, the new simulation is in DATA, the old one is in MODEL_DATA.</text:span></text:p>
                  </text:list-item>
                </text:list>
              </text:list-item>
            </text:list>
          </draw:text-box>
        </draw:frame>
        <draw:frame draw:style-name="gr2" draw:layer="layout" svg:width="14.924cm" svg:height="1.334cm" svg:x="6cm" svg:y="5.666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Some Performance Considerations</text:p>
          </draw:text-box>
        </draw:frame>
        <draw:frame presentation:style-name="pr20" draw:text-style-name="P12" draw:layer="layout" svg:width="23.912cm" svg:height="7.199cm" svg:x="3cm" svg:y="8cm" presentation:class="outline" presentation:user-transformed="true">
          <draw:text-box>
            <text:list text:style-name="L2">
              <text:list-item>
                <text:p text:style-name="P9"><text:span text:style-name="T16">This does </text:span><text:span text:style-name="T41">N</text:span><text:span text:style-name="T57">time</text:span><text:span text:style-name="T16">x</text:span><text:span text:style-name="T41">N</text:span><text:span text:style-name="T57">freq</text:span><text:span text:style-name="T16">x4 individual matrix multiplications.</text:span></text:p>
              </text:list-item>
            </text:list>
            <text:list text:style-name="L2">
              <text:list-item>
                <text:p text:style-name="P9"><text:span text:style-name="T17">B</text:span><text:span text:style-name="T40"> is constant, </text:span><text:span text:style-name="T17">G</text:span><text:span text:style-name="T40">'s are variable in time, and </text:span><text:span text:style-name="T17">K</text:span><text:span text:style-name="T40">'s are variable in time-freq.</text:span></text:p>
              </text:list-item>
            </text:list>
            <text:list text:style-name="L2">
              <text:list-item>
                <text:p text:style-name="P9"><text:span text:style-name="T40">If we reorder the terms as follows (</text:span><text:span text:style-name="T17">K</text:span><text:span text:style-name="T40"> commutes):</text:span></text:p>
              </text:list-item>
            </text:list>
          </draw:text-box>
        </draw:frame>
        <draw:frame draw:style-name="gr2" draw:layer="layout" svg:width="9.518cm" svg:height="1.503cm" svg:x="9.482cm" svg:y="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10.251cm" svg:height="1.503cm" svg:x="11.5cm" svg:y="14.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21" draw:text-style-name="P9" draw:layer="layout" svg:width="23.912cm" svg:height="3.5cm" svg:x="3cm" svg:y="17cm" presentation:class="outline" presentation:user-transformed="true">
          <draw:text-box>
            <text:p text:style-name="P9"/>
          </draw:text-box>
        </draw:frame>
        <draw:frame presentation:style-name="pr22" draw:text-style-name="P12" draw:layer="layout" svg:width="23.912cm" svg:height="7.5cm" svg:x="3cm" svg:y="17cm" presentation:class="outline" presentation:user-transformed="true">
          <draw:text-box>
            <text:list text:style-name="L4">
              <text:list-item>
                <text:p text:style-name="P8"><text:span text:style-name="T16">we end up with </text:span><text:span text:style-name="T41">N</text:span><text:span text:style-name="T57">time</text:span><text:span text:style-name="T16">x2 + </text:span><text:span text:style-name="T41">N</text:span><text:span text:style-name="T57">time</text:span><text:span text:style-name="T16">x</text:span><text:span text:style-name="T41">N</text:span><text:span text:style-name="T57">freq</text:span><text:span text:style-name="T16">x2 ops.</text:span></text:p>
              </text:list-item>
            </text:list>
            <text:list text:style-name="L2">
              <text:list-item>
                <text:p text:style-name="P9"><text:span text:style-name="T40">Is this a good idea?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3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To Quote Ancient Wisdom...</text:p>
          </draw:text-box>
        </draw:frame>
        <draw:frame presentation:style-name="pr20" draw:text-style-name="P13" draw:layer="layout" svg:width="23.912cm" svg:height="13.805cm" svg:x="2.588cm" svg:y="6cm" presentation:class="outline" presentation:user-transformed="true">
          <draw:text-box>
            <text:list text:style-name="L5">
              <text:list-item>
                <text:p text:style-name="P23"><text:span text:style-name="T21">“</text:span><text:span text:style-name="T21">Premature optimization is the root of all evil.”</text:span><text:span text:style-name="T21"><text:line-break/></text:span><text:span text:style-name="T21"><text:tab/></text:span><text:span text:style-name="T43">-- Donald Knuth</text:span></text:p>
              </text:list-item>
            </text:list>
            <text:list text:style-name="L5">
              <text:list-item>
                <text:p text:style-name="P23"><text:span text:style-name="T21">“</text:span><text:span text:style-name="T21">More computing sins are committed in the name of efficiency (without necessarily achieving it) than for any other single reason – including blind stupidity.”</text:span><text:span text:style-name="T21"><text:line-break/></text:span><text:span text:style-name="T21"><text:tab/></text:span><text:span text:style-name="T43">-- W.A. Wulf</text:span></text:p>
              </text:list-item>
            </text:list>
            <text:list text:style-name="L5">
              <text:list-item>
                <text:p text:style-name="P23"><text:span text:style-name="T43"/></text:p>
              </text:list-item>
            </text:list>
            <text:list text:style-name="L2">
              <text:list-item>
                <text:p text:style-name="P9"><text:span text:style-name="T45">Don't worry about optimizing for calculations until you establish that performance is a problem...</text:span></text:p>
              </text:list-item>
            </text:list>
            <text:list text:style-name="L2">
              <text:list-item>
                <text:p text:style-name="P9"><text:span text:style-name="T45">...and where the problem lies.</text:span></text:p>
              </text:list-item>
            </text:list>
            <text:list text:style-name="L2">
              <text:list-item>
                <text:p text:style-name="P9"><text:span text:style-name="T45">Jones terms don't always commute, so think carefully before moving them around.</text:span></text:p>
              </text:list-item>
            </text:list>
            <text:list text:style-name="L2">
              <text:list-item>
                <text:p text:style-name="P9"><text:span text:style-name="T45">But if you can reshuffle them, significant CPU savings may in fact result.</text:span></text:p>
              </text:list-item>
            </text:list>
          </draw:text-box>
        </draw:frame>
        <draw:frame presentation:style-name="pr21" draw:text-style-name="P9" draw:layer="layout" svg:width="23.912cm" svg:height="3.5cm" svg:x="3cm" svg:y="17cm" presentation:class="outline" presentation:user-transformed="true">
          <draw:text-box>
            <text:p text:style-name="P9"/>
          </draw:text-box>
        </draw:frame>
        <draw:frame presentation:style-name="pr22" draw:text-style-name="P12" draw:layer="layout" svg:width="23.912cm" svg:height="7.5cm" svg:x="3.088cm" svg:y="18cm" presentation:class="outline" presentation:user-transformed="true">
          <draw:text-box>
            <text:p text:style-name="P9"/>
          </draw:text-box>
        </draw:frame>
        <presentation:notes draw:style-name="dp2">
          <draw:page-thumbnail draw:style-name="gr1" draw:layer="layout" svg:width="13.706cm" svg:height="10.28cm" svg:x="3.647cm" svg:y="2.853cm" draw:page-number="34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1:<text:line-break/>Instrumental Polarization</text:p>
          </draw:text-box>
        </draw:frame>
        <draw:frame presentation:style-name="pr16" draw:text-style-name="P12" draw:layer="layout" svg:width="24.412cm" svg:height="5.799cm" svg:x="1.5cm" svg:y="5.931cm" presentation:class="outline" presentation:user-transformed="true">
          <draw:text-box>
            <text:list text:style-name="L2">
              <text:list-item>
                <text:p text:style-name="P9"><text:span text:style-name="T51">Use </text:span><text:span text:style-name="T52">ME1/demo3-predict-ps-gain.py</text:span><text:span text:style-name="T58"> </text:span><text:span text:style-name="T16">as a starting point. </text:span></text:p>
              </text:list-item>
            </text:list>
            <text:list text:style-name="L2">
              <text:list-item>
                <text:p text:style-name="P9"><text:span text:style-name="T16">Make the source unpolarized, with </text:span><text:span text:style-name="T41">I</text:span><text:span text:style-name="T16">=1Jy.</text:span></text:p>
              </text:list-item>
            </text:list>
            <text:list text:style-name="L2">
              <text:list-item>
                <text:p text:style-name="P9"><text:span text:style-name="T16">Make the gain amplitudes frequency-dependent (and reset the gain phases to 0):</text:span></text:p>
              </text:list-item>
            </text:list>
          </draw:text-box>
        </draw:frame>
        <draw:frame draw:style-name="gr2" draw:layer="layout" svg:width="16.264cm" svg:height="3.225cm" svg:x="5.5cm" svg:y="1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6" draw:text-style-name="P12" draw:layer="layout" svg:width="26cm" svg:height="4.159cm" svg:x="1.5cm" svg:y="15.69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1"><text:span text:style-name="T16">pick random </text:span><text:span text:style-name="T41">a</text:span><text:span text:style-name="T57">p</text:span><text:span text:style-name="T16">'s in the range [1e-10,1e-9]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6">For </text:span><text:span text:style-name="T59"></text:span><text:span text:style-name="T60">0</text:span><text:span text:style-name="T16">, create placeholder </text:span><text:span text:style-name="T25">(ns.freq0&lt;&lt;0)</text:span></text:p>
              </text:list-item>
            </text:list>
            <text:list text:style-name="L2">
              <text:list-item>
                <text:p text:style-name="P9"><text:span text:style-name="T16">Produce a per-channel map, look at </text:span><text:span text:style-name="T41">Q</text:span><text:span text:style-name="T40"> flux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5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6" draw:text-style-name="P9" draw:layer="layout" svg:width="23.912cm" svg:height="6.586cm" svg:x="2cm" svg:y="5.931cm" presentation:class="outline" presentation:user-transformed="true">
          <draw:text-box>
            <text:list text:style-name="L2">
              <text:list-item>
                <text:p text:style-name="P9">A “perfect” instrument has an equatorial mount, i.e. stationary sky.</text:p>
              </text:list-item>
            </text:list>
            <text:list text:style-name="L2">
              <text:list-item>
                <text:p text:style-name="P9">With an alt-az mount, the sky rotates relative to each antenna, so we must add a rotation term to our M.E.</text:p>
              </text:list-item>
            </text:list>
          </draw:text-box>
        </draw:frame>
        <draw:frame draw:style-name="gr2" draw:layer="layout" svg:width="14.737cm" svg:height="7.359cm" svg:x="6.5cm" svg:y="13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6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2:<text:line-break/>Alt-Az Mounts</text:p>
          </draw:text-box>
        </draw:frame>
        <draw:frame presentation:style-name="pr16" draw:text-style-name="P12" draw:layer="layout" svg:width="25.5cm" svg:height="10.387cm" svg:x="1.5cm" svg:y="5.5cm" presentation:class="outline" presentation:user-transformed="true">
          <draw:text-box>
            <text:list text:style-name="L2">
              <text:list-item>
                <text:p text:style-name="P9"><text:span text:style-name="T61">Use </text:span><text:span text:style-name="T62">ME1/demo3-predict-ps-gain.py</text:span><text:span text:style-name="T63"> </text:span><text:span text:style-name="T64">as a starting point. </text:span></text:p>
              </text:list-item>
            </text:list>
            <text:list text:style-name="L2">
              <text:list-item>
                <text:p text:style-name="P9"><text:span text:style-name="T64">Use </text:span><text:span text:style-name="T65">I</text:span><text:span text:style-name="T64">=1 Jy, </text:span><text:span text:style-name="T65">Q</text:span><text:span text:style-name="T64">=.2 Jy</text:span></text:p>
              </text:list-item>
            </text:list>
            <text:list text:style-name="L2">
              <text:list-item>
                <text:p text:style-name="P9"><text:span text:style-name="T24">Insert the gain terms from Exercise 1.</text:span></text:p>
              </text:list-item>
            </text:list>
            <text:list text:style-name="L2">
              <text:list-item>
                <text:p text:style-name="P9"><text:span text:style-name="T64">Add a </text:span><text:span text:style-name="T17">P</text:span><text:span text:style-name="T64"> term to model sky rotation.</text:span></text:p>
              </text:list-item>
            </text:list>
            <text:list text:style-name="L2">
              <text:list-item>
                <text:p text:style-name="P9"><text:span text:style-name="T64">Produce MFS and per-channel maps of </text:span><text:span text:style-name="T65">IQUV</text:span><text:span text:style-name="T64"> flux.</text:span></text:p>
              </text:list-item>
            </text:list>
            <text:list text:style-name="L2">
              <text:list-item>
                <text:p text:style-name="P9"><text:span text:style-name="T64">Hint: </text:span><text:span text:style-name="T42">Meq.ParAngle</text:span><text:span text:style-name="T64"> computes the P.A. as a function of time. It expects a </text:span><text:span text:style-name="T66">radec</text:span><text:span text:style-name="T64"> child (phase center), and an </text:span><text:span text:style-name="T66">xyz</text:span><text:span text:style-name="T64"> child (station position).</text:span></text:p>
              </text:list-item>
            </text:list>
          </draw:text-box>
        </draw:frame>
        <draw:frame draw:style-name="gr2" draw:layer="layout" svg:width="12.242cm" svg:height="4.118cm" svg:x="7.258cm" svg:y="16.38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7" presentation:class="page"/>
          <draw:frame presentation:style-name="pr9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8" draw:style-name="dp3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3:<text:line-break/>UFO</text:p>
          </draw:text-box>
        </draw:frame>
        <draw:frame presentation:style-name="pr16" draw:text-style-name="P12" draw:layer="layout" svg:width="23.912cm" svg:height="3.505cm" svg:x="2.5cm" svg:y="5.5cm" presentation:class="outline" presentation:user-transformed="true">
          <draw:text-box>
            <text:list text:style-name="L2">
              <text:list-item>
                <text:p text:style-name="P9"><text:span text:style-name="T61">Use </text:span><text:span text:style-name="T62">ME1/demo2-predict-ps-image.py</text:span><text:span text:style-name="T63"> </text:span><text:span text:style-name="T64">as a starting point. </text:span></text:p>
              </text:list-item>
            </text:list>
            <text:list text:style-name="L2">
              <text:list-item>
                <text:p text:style-name="P9"><text:span text:style-name="T64">Make the source move:</text:span><text:span text:style-name="T42"> </text:span></text:p>
              </text:list-item>
            </text:list>
          </draw:text-box>
        </draw:frame>
        <draw:frame draw:style-name="gr2" draw:layer="layout" svg:width="14.201cm" svg:height="4.653cm" svg:x="7cm" svg:y="9.92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6" draw:text-style-name="P12" draw:layer="layout" svg:width="23.912cm" svg:height="4.744cm" svg:x="2.5cm" svg:y="15.5cm" presentation:class="outline" presentation:user-transformed="true">
          <draw:text-box>
            <text:list text:style-name="L2">
              <text:list-item>
                <text:p text:style-name="P9"><text:span text:style-name="T64">For </text:span><text:span text:style-name="T65">t</text:span><text:span text:style-name="T67">0</text:span><text:span text:style-name="T64"> </text:span><text:span text:style-name="T68"></text:span><text:span text:style-name="T69">0</text:span><text:span text:style-name="T70"> </text:span><text:span text:style-name="T71"></text:span><text:span text:style-name="T72">1</text:span><text:span text:style-name="T73"> </text:span><text:span text:style-name="T64">use placeholder constants:</text:span><text:span text:style-name="T64"><text:line-break/></text:span><text:span text:style-name="T46">(ns.time0&lt;&lt;0); (ns.freq0&lt;&lt;0); (ns.freq1&lt;&lt;0); </text:span><text:span text:style-name="T74"><text:line-break/></text:span><text:span text:style-name="T64">the header script will initialize them for you.</text:span></text:p>
              </text:list-item>
            </text:list>
            <text:list text:style-name="L2">
              <text:list-item>
                <text:p text:style-name="P9"><text:span text:style-name="T64">Produce a per-channel map.</text:span><text:span text:style-name="T42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8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9" draw:style-name="dp3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Exercise 4:<text:line-break/>Amoebas</text:p>
          </draw:text-box>
        </draw:frame>
        <draw:frame presentation:style-name="pr16" draw:text-style-name="P10" draw:layer="layout" svg:width="23.912cm" svg:height="13.931cm" svg:x="2.5cm" svg:y="5.5cm" presentation:class="outline" presentation:user-transformed="true">
          <draw:text-box>
            <text:list text:style-name="L2">
              <text:list-item>
                <text:p text:style-name="P10"><text:span text:style-name="T75">Use </text:span><text:span text:style-name="T76">ME1/demo2-predict-ps-image.py</text:span><text:span text:style-name="T77"> </text:span><text:span text:style-name="T78">as a starting point, put source at </text:span><text:span text:style-name="T79">l=m</text:span><text:span text:style-name="T78">=0.</text:span></text:p>
              </text:list-item>
            </text:list>
            <text:list text:style-name="L2">
              <text:list-item>
                <text:p text:style-name="P10"><text:span text:style-name="T8">Insert ionospheric phase (</text:span><text:span text:style-name="T80">Z</text:span><text:span text:style-name="T8"> jones) that we produced in Intro1/example5 and exercise 3.</text:span></text:p>
              </text:list-item>
            </text:list>
            <text:list text:style-name="L2">
              <text:list-item>
                <text:list>
                  <text:list-item>
                    <text:p text:style-name="P22"><text:span text:style-name="T8">use one TID (ampl=.1, 50km, 200km/h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8">for the x,y ionospheric “positions”, use the station x,y (use a Meq.Composer to form up the xy vector...)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8">Bonus points: make inspectors for TECs and </text:span><text:span text:style-name="T80">Z</text:span><text:span text:style-name="T8">.</text:span></text:p>
              </text:list-item>
            </text:list>
            <text:list text:style-name="L2">
              <text:list-item>
                <text:p text:style-name="P10"><text:span text:style-name="T8">Run script and make a per-channel map.</text:span></text:p>
              </text:list-item>
            </text:list>
            <text:list text:style-name="L2">
              <text:list-item>
                <text:p text:style-name="P10"><text:span text:style-name="T8">Make a time-slice movie: </text:span><text:span text:style-name="T8"><text:line-break/></text:span><text:span text:style-name="T81">glish -l ~/Workshop2007/make_movie.g</text:span><text:span text:style-name="T81"><text:line-break/></text:span><text:span text:style-name="T81"><text:tab/></text:span><text:span text:style-name="T81"><text:tab/></text:span><text:span text:style-name="T81"><text:tab/></text:span><text:span text:style-name="T81">MODEL_DATA ms=demo.M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9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0" draw:style-name="dp3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Bonus Exercise 5:<text:line-break/>Simulating a Transient</text:p>
          </draw:text-box>
        </draw:frame>
        <draw:frame presentation:style-name="pr16" draw:text-style-name="P12" draw:layer="layout" svg:width="23.912cm" svg:height="4.589cm" svg:x="2.5cm" svg:y="5.5cm" presentation:class="outline" presentation:user-transformed="true">
          <draw:text-box>
            <text:list text:style-name="L2">
              <text:list-item>
                <text:p text:style-name="P9"><text:span text:style-name="T64">Simulate a transient source, make an MFS and a per-channel map.</text:span></text:p>
              </text:list-item>
            </text:list>
            <text:list text:style-name="L2">
              <text:list-item>
                <text:p text:style-name="P9"><text:span text:style-name="T64">For bonus points, make the source narrow-band.</text:span></text:p>
              </text:list-item>
            </text:list>
          </draw:text-box>
        </draw:frame>
        <draw:custom-shape draw:style-name="gr14" draw:text-style-name="P16" draw:id="id1" draw:layer="layout" svg:width="3cm" svg:height="3cm" svg:x="18cm" svg:y="15cm">
          <text:p text:style-name="P1"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235929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4s" smil:fill="hold" presentation:node-type="with-previous" presentation:preset-class="entrance" presentation:preset-id="ooo-entrance-flash-once">
                  <anim:set smil:begin="0s" smil:dur="2s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8cm" svg:x="3.647cm" svg:y="2.853cm" draw:page-number="40" presentation:class="page"/>
          <draw:frame presentation:style-name="pr3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draw:frame presentation:style-name="pr3" draw:text-style-name="P5" draw:layer="backgroundobjects" svg:width="10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2.5cm" svg:height="0.948cm" svg:x="25cm" svg:y="0.052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7-01-29T00:34:16</dc:date>
    <meta:print-date>2006-10-16T20:42:10</meta:print-date>
    <dc:language>en-US</dc:language>
    <meta:editing-cycles>77</meta:editing-cycles>
    <meta:editing-duration>P10DT14H59M11S</meta:editing-duration>
    <meta:user-defined meta:name="Info 1"/>
    <meta:user-defined meta:name="Info 2"/>
    <meta:user-defined meta:name="Info 3"/>
    <meta:user-defined meta:name="Info 4"/>
    <meta:document-statistic meta:object-count="24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enced math:open="" math:close="">
              <math:mtable>
                <math:mtr>
                  <math:mo math:stretchy="false">l</math:mo>
                </math:mtr>
                <math:mtr>
                  <math:mo math:stretchy="false">m</math:mo>
                </math:mtr>
              </math:mtable>
            </math:mfenced>
            <math:mo math:stretchy="false">=</math:mo>
            <math:mrow>
              <math:mfenced math:open="" math:close="">
                <math:mtable>
                  <math:mtr>
                    <math:msub>
                      <math:mo math:stretchy="false">l</math:mo>
                      <math:mn>0</math:mn>
                    </math:msub>
                  </math:mtr>
                  <math:mtr>
                    <math:msub>
                      <math:mo math:stretchy="false">m</math:mo>
                      <math:mn>0</math:mn>
                    </math:msub>
                  </math:mtr>
                </math:mtable>
              </math:mfenced>
              <math:mo math:stretchy="false">+</math:mo>
              <math:mfenced math:open="" math:close="">
                <math:mtable>
                  <math:mtr>
                    <math:mover math:accent="true">
                      <math:mo math:stretchy="false">l</math:mo>
                      <math:mo math:stretchy="false">˙</math:mo>
                    </math:mover>
                  </math:mtr>
                  <math:mtr>
                    <math:mover math:accent="true">
                      <math:mo math:stretchy="false">m</math:mo>
                      <math:mo math:stretchy="false">˙</math:mo>
                    </math:mover>
                  </math:mtr>
                </math:mtable>
              </math:mfenced>
            </math:mrow>
          </math:mrow>
          <math:mfrac>
            <math:mrow>
              <math:mo math:stretchy="false">ν</math:mo>
              <math:mo math:stretchy="false">−</math:mo>
              <math:msub>
                <math:mo math:stretchy="false">ν</math:mo>
                <math:mn>0</math:mn>
              </math:msub>
            </math:mrow>
            <math:mrow>
              <math:msub>
                <math:mo math:stretchy="false">ν</math:mo>
                <math:mn>1</math:mn>
              </math:msub>
              <math:mo math:stretchy="false">−</math:mo>
              <math:msub>
                <math:mo math:stretchy="false">ν</math:mo>
                <math:mn>0</math:mn>
              </math:msub>
            </math:mrow>
          </math:mfrac>
          <math:mrow>
            <math:mo math:stretchy="false">(</math:mo>
            <math:mrow>
              <math:mi>t</math:mi>
              <math:mo math:stretchy="false">−</math:mo>
              <math:msub>
                <math:mi>t</math:mi>
                <math:mn>0</math:mn>
              </math:msub>
            </math:mrow>
            <math:mo math:stretchy="false">)</math:mo>
          </math:mrow>
        </math:mrow>
      </math:mtr>
      <math:mtr>
        <math:mrow>
          <math:mrow>
            <math:mrow>
              <math:msub>
                <math:mo math:stretchy="false">l</math:mo>
                <math:mn>0</math:mn>
              </math:msub>
              <math:mo math:stretchy="false">=</math:mo>
              <math:msub>
                <math:mo math:stretchy="false">m</math:mo>
                <math:mn>0</math:mn>
              </math:msub>
            </math:mrow>
            <math:mo math:stretchy="false">=</math:mo>
            <math:mn>0,</math:mn>
          </math:mrow>
          <math:mi/>
          <math:mrow>
            <math:mrow>
              <math:mover math:accent="true">
                <math:mo math:stretchy="false">l</math:mo>
                <math:mo math:stretchy="false">˙</math:mo>
              </math:mover>
              <math:mo math:stretchy="false">=</math:mo>
              <math:mover math:accent="true">
                <math:mo math:stretchy="false">m</math:mo>
                <math:mo math:stretchy="false">˙</math:mo>
              </math:mover>
            </math:mrow>
            <math:mo math:stretchy="false">=</math:mo>
            <math:mn>.5</math:mn>
          </math:mrow>
          <math:mrow>
            <math:mi>'</math:mi>
            <math:mo math:stretchy="false">/</math:mo>
            <math:mtext>hour</math:mtext>
          </math:mrow>
        </math:mrow>
      </math:mtr>
    </math:mtable>
    <math:annotation math:encoding="StarMath 5.0">left ( stack{%l # %m} right ) = left ( stack{%l_0 # %m_0} right ) + left ( stack{dot %l # dot %m} right ) {%nu-%nu_0} over {%nu_1-%nu_0} (t-t_0) newline
%l_0=%m_0=0, ~~ dot %l=dot %m = .5'/"hour" 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ain:</math:mtext>
          <math:mi/>
          <math:mrow>
            <math:mstyle math:fontweight="bold">
              <math:mrow>
                <math:mi>G</math:mi>
              </math:mrow>
            </math:mstyle>
            <math:mo math:stretchy="false">=</math:mo>
            <math:mover>
              <math:mover math:accent="true">
                <math:mfenced math:open="" math:close="">
                  <math:mtable>
                    <math:mtr>
                      <math:mtd>
                        <math:msub>
                          <math:mi>g</math:mi>
                          <math:mi>x</math:mi>
                        </math:msub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b>
                          <math:mi>g</math:mi>
                          <math:mi>y</math:mi>
                        </math:msub>
                      </math:mtd>
                    </math:mtr>
                  </math:mtable>
                </math:mfenced>
                <math:mo math:stretchy="false"></math:mo>
              </math:mover>
              <math:mstyle math:fontstyle="italic">
                <math:mrow>
                  <math:mtext>diagonal matrix</math:mtext>
                </math:mrow>
              </math:mstyle>
            </math:mover>
          </math:mrow>
          <math:mi/>
          <math:mtext>phase delay</math:mtext>
          <math:mi>:</math:mi>
          <math:mi/>
          <math:mrow>
            <math:mover>
              <math:mover math:accent="true"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o math:stretchy="false">φ</math:mo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o math:stretchy="false">φ</math:mo>
                          </math:mrow>
                        </math:msup>
                      </math:mtd>
                    </math:mtr>
                  </math:mtable>
                </math:mfenced>
                <math:mo math:stretchy="false"></math:mo>
              </math:mover>
              <math:mstyle math:fontstyle="italic">
                <math:mrow>
                  <math:mtext>scalar matrix</math:mtext>
                </math:mrow>
              </math:mstyle>
            </math:mover>
            <math:mo math:stretchy="false">≡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o math:stretchy="false">φ</math:mo>
              </math:mrow>
            </math:msup>
          </math:mrow>
        </math:mrow>
      </math:mtr>
      <math:mtr>
        <math:mrow>
          <math:mrow>
            <math:mtext>rotation:</math:mtext>
            <math:mi/>
            <math:mrow>
              <math:mfenced math:open="" math:close="">
                <math:mtable>
                  <math:mtr>
                    <math:mtd>
                      <math:mrow>
                        <math:mi>cos</math:mi>
                        <math:mo math:stretchy="false">γ</math:mo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o math:stretchy="false">γ</math:mo>
                      </math:mrow>
                    </math:mtd>
                  </math:mtr>
                  <math:mtr>
                    <math:mtd>
                      <math:mrow>
                        <math:mi>sin</math:mi>
                        <math:mo math:stretchy="false">γ</math:mo>
                      </math:mrow>
                    </math:mtd>
                    <math:mtd>
                      <math:mrow>
                        <math:mi>cos</math:mi>
                        <math:mo math:stretchy="false">γ</math:mo>
                      </math:mrow>
                    </math:mtd>
                  </math:mtr>
                </math:mtable>
              </math:mfenced>
              <math:mo math:stretchy="false">≡</math:mo>
              <math:mtext> Rot</math:mtext>
            </math:mrow>
            <math:mrow>
              <math:mo math:stretchy="false">(</math:mo>
              <math:mo math:stretchy="false">γ</math:mo>
              <math:mo math:stretchy="false">)</math:mo>
            </math:mrow>
            <math:mstyle math:fontstyle="italic">
              <math:mrow>
                <math:mstyle math:fontsize="18pt">
                  <math:mrow>
                    <math:mtext>  (rotation matrix)</math:mtext>
                  </math:mrow>
                </math:mstyle>
              </math:mrow>
            </math:mstyle>
          </math:mrow>
        </math:mrow>
      </math:mtr>
      <math:mtr>
        <math:mrow>
          <math:mo math:stretchy="false">[</math:mo>
          <math:mrow>
            <math:mi/>
            <math:mtext>e.g. Faraday rotation</math:mtext>
            <math:mi>:</math:mi>
            <math:mi/>
            <math:mrow>
              <math:mstyle math:fontweight="bold">
                <math:mrow>
                  <math:mi>F</math:mi>
                </math:mrow>
              </math:mstyle>
              <math:mo math:stretchy="false">=</math:mo>
              <math:mtext>Rot</math:mtext>
            </math:mrow>
            <math:mrow>
              <math:mo math:stretchy="false">(</math:mo>
              <math:mfrac>
                <math:mtext>RM</math:mtext>
                <math:msup>
                  <math:mo math:stretchy="false">ν</math:mo>
                  <math:mn>2</math:mn>
                </math:msup>
              </math:mfrac>
              <math:mo math:stretchy="false">)</math:mo>
            </math:mrow>
            <math:mi/>
          </math:mrow>
          <math:mo math:stretchy="false">]</math:mo>
        </math:mrow>
      </math:mtr>
      <math:mtr>
        <math:mrow>
          <math:mrow>
            <math:mtext>receptor cross-leakage</math:mtext>
            <math:mi>:</math:mi>
            <math:mi/>
            <math:mrow>
              <math:mstyle math:fontweight="bold">
                <math:mrow>
                  <math:mi>D</math:mi>
                </math:mrow>
              </math:mstyle>
              <math:mo math:stretchy="false">=</math:mo>
              <math:mfenced math:open="" math:close="">
                <math:mtable>
                  <math:mtr>
                    <math:mtd>
                      <math:mn>1</math:mn>
                    </math:mtd>
                    <math:mtd>
                      <math:mi>d</math:mi>
                    </math:mtd>
                  </math:mtr>
                  <math:mtr>
                    <math:mtd>
                      <math:mrow>
                        <math:mo math:stretchy="false">−</math:mo>
                        <math:mi>d</math:mi>
                      </math:mrow>
                    </math:mtd>
                    <math:mtd>
                      <math:mn>1</math:mn>
                    </math:mtd>
                  </math:mtr>
                </math:mtable>
              </math:mfenced>
            </math:mrow>
            <math:mi/>
            <math:mtext>(or Rot</math:mtext>
            <math:mrow>
              <math:mo math:stretchy="false">(</math:mo>
              <math:mi>d</math:mi>
              <math:mo math:stretchy="false">)</math:mo>
            </math:mrow>
            <math:mtext>?)</math:mtext>
          </math:mrow>
        </math:mrow>
      </math:mtr>
    </math:mtable>
    <math:annotation math:encoding="StarMath 5.0">"gain:" ~ bold G = { left ( matrix{g_x # 0 ## 0 # g_y} right ) } overbrace ital "diagonal matrix" ~~~~ 
"phase delay": ~ { left ( matrix{e^{-%i %phi} # 0 ## 0 # e^{-%i %phi}} right ) } overbrace ital "scalar matrix" equiv e^{-%i %phi} newline
alignc "rotation:" ~ left ( matrix{ cos %gamma # -sin %gamma ## sin %gamma # cos%gamma } right ) equiv " Rot"(%gamma) ital size 18 "  (rotation matrix)" newline
[ ~ "e.g. Faraday rotation": ~ bold F = "Rot"("RM" over %nu^2) ~ ] newline 
alignc "receptor cross-leakage": ~ bold D = left ( matrix{1 # d ## -d # 1} right ) ~~~ "(or Rot"(d)"?)"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sub>
              <math:mstyle math:fontweight="bold">
                <math:mrow>
                  <math:mi>G</math:mi>
                </math:mrow>
              </math:mstyle>
              <math:mi>p</math:mi>
            </math:msub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row>
                        <math:mi>x</math:mi>
                        <math:mi>,</math:mi>
                        <math:mi>p</math:mi>
                      </math:mrow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row>
                        <math:mi>y</math:mi>
                        <math:mi>,</math:mi>
                        <math:mi>p</math:mi>
                      </math:mrow>
                    </math:msub>
                  </math:mtd>
                </math:mtr>
              </math:mtable>
            </math:mfenced>
          </math:mrow>
          <math:mi/>
          <math:mstyle math:fontsize="24pt">
            <math:mrow>
              <math:mrow>
                <math:mtext>(</math:mtext>
                <math:msub>
                  <math:mi>g</math:mi>
                  <math:mi>x</math:mi>
                </math:msub>
                <math:mi>,</math:mi>
                <math:msub>
                  <math:mi>g</math:mi>
                  <math:mi>y</math:mi>
                </math:msub>
                <math:mtext> may be complex)</math:mtext>
              </math:mrow>
            </math:mrow>
          </math:mstyle>
        </math:mrow>
      </math:mtr>
      <math:mtr/>
      <math:mtr>
        <math:mrow>
          <math:mstyle math:fontsize="24pt">
            <math:mrow>
              <math:mtext>or in scalar form: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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−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</math:mtable>
    <math:annotation math:encoding="StarMath 5.0">{bold V}_pq = {bold G}_p{bold K}_p {bold B} {bold K}^{ %dagger }_q {bold G}^{ %dagger }_q newline newline
{bold G}_p = left ( matrix{g_{x,p} # 0 ## 0 # g_{y,p} } right ) ~~~~~ size 24 { "(" g_x,g_y " may be complex)" } newline newline
alignc size 24 "or in scalar form:" newline
alignl size 24 { v_{xx,pq} = g_{x,p}g^%star_{x,q}e^{-%i %phi_{pq}} (I+Q)/2 } newline 
alignl size 24 { v_{yy,pq} = g_{y,p}g^%star_{y,q}e^{-%i %phi_{pq}} (I-Q)/2 } newline 
alignl size 24 { v_{xy,pq} =  g_{x,p}g^%star_{y,q}e^{-%i %phi_{pq}} (U+%i V)/2 } newline 
alignl size 24 { v_{yx,pq} =  g_{y,p}g^%star_{x,q}e^{-%i %phi_{pq}} (U-%i V)/2 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{bold B} {bold K}^{ %dagger }_q 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G</math:mi>
          </math:mrow>
        </math:mstyle>
        <math:mi>p</math:mi>
      </math:msub>
      <math:mo math:stretchy="false">=</math:mo>
      <math:mfenced math:open="" math:close="">
        <math:mtable>
          <math:mtr>
            <math:mtd>
              <math:mrow>
                <math:mrow>
                  <math:mn>1</math:mn>
                  <math:mo math:stretchy="false">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  <math:mtd>
              <math:mn>0</math:mn>
            </math:mtd>
          </math:mtr>
          <math:mtr>
            <math:mtd>
              <math:mn>0</math:mn>
            </math:mtd>
            <math:mtd>
              <math:mrow>
                <math:mrow>
                  <math:mn>1</math:mn>
                  <math:mo math:stretchy="false">−</math:mo>
                  <math:msub>
                    <math:mi>a</math:mi>
                    <math:mi>p</math:mi>
                  </math:msub>
                </math:mrow>
                <math:mrow>
                  <math:mo math:stretchy="false"></math:mo>
                  <math:mrow>
                    <math:mo math:stretchy="false"></math:mo>
                    <math:mo math:stretchy="false">−</math:mo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</math:mrow>
            </math:mtd>
          </math:mtr>
        </math:mtable>
      </math:mfenced>
    </math:mrow>
    <math:annotation math:encoding="StarMath 5.0">{bold G}_p = left ( matrix{1+a_p(%nu-%nu_0) # 0 ## 0 # 1-a_p(%nu-%nu_0) } right ) 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B</math:mi>
          </math:mrow>
        </math:mstyle>
        <math:mo math:stretchy="false">=</math:mo>
        <math:mfrac>
          <math:mn>1</math:mn>
          <math:mn>2</math:mn>
        </math:mfrac>
      </math:mrow>
      <math:mfenced math:open="" math:close="">
        <math:mtable>
          <math:mtr>
            <math:mtd>
              <math:mrow>
                <math:mi>I</math:mi>
                <math:mo math:stretchy="false"></math:mo>
                <math:mi>Q</math:mi>
              </math:mrow>
            </math:mtd>
            <math:mtd>
              <math:mrow>
                <math:mrow>
                  <math:mi>U</math:mi>
                  <math:mo math:stretchy="false"></math:mo>
                  <math:mo math:stretchy="false">i</math:mo>
                </math:mrow>
                <math:mi>V</math:mi>
              </math:mrow>
            </math:mtd>
          </math:mtr>
          <math:mtr>
            <math:mtd>
              <math:mrow>
                <math:mrow>
                  <math:mi>U</math:mi>
                  <math:mo math:stretchy="false">−</math:mo>
                  <math:mo math:stretchy="false">i</math:mo>
                </math:mrow>
                <math:mi>V</math:mi>
              </math:mrow>
            </math:mtd>
            <math:mtd>
              <math:mrow>
                <math:mi>I</math:mi>
                <math:mo math:stretchy="false">−</math:mo>
                <math:mi>Q</math:mi>
              </math:mrow>
            </math:mtd>
          </math:mtr>
        </math:mtable>
      </math:mfenced>
    </math:mrow>
    <math:annotation math:encoding="StarMath 5.0">bold B = 1 over 2 left ( matrix{I+Q # U+ %i V ## U - %i V # I-Q} right )
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o math:stretchy="false"></math:mo>
          <math:mrow>
            <math:mrow>
              <math:mo math:stretchy="false"></math:mo>
              <math:mrow>
                <math:mi>u</math:mi>
                <math:mi>,</math:mi>
                <math:mi>v</math:mi>
                <math:mi>,</math:mi>
                <math:mi>w</math:mi>
                <math:mi>,</math:mi>
                <math:mo math:stretchy="false">l</math:mo>
                <math:mi>,</math:mi>
                <math:mo math:stretchy="false">m</math:mo>
                <math:mi>,</math:mi>
                <math:mo math:stretchy="false">n</math:mo>
                <math:mi>;</math:mi>
                <math:mo math:stretchy="false"></math:mo>
              </math:mrow>
              <math:mo math:stretchy="false"></math:mo>
            </math:mrow>
            <math:mo math:stretchy="false">=</math:mo>
            <math:mi>exp</math:mi>
          </math:mrow>
          <math:mrow>
            <math:mo math:stretchy="false"></math:mo>
            <math:mrow>
              <math:mrow>
                <math:mo math:stretchy="false">−</math:mo>
                <math:mfrac>
                  <math:mrow>
                    <math:mn>2</math:mn>
                    <math:mo math:stretchy="false"></math:mo>
                    <math:mo math:stretchy="false">i</math:mo>
                    <math:mo math:stretchy="false"></math:mo>
                  </math:mrow>
                  <math:mi>c</math:mi>
                </math:mfrac>
              </math:mrow>
              <math:mrow>
                <math:mo math:stretchy="false"></math:mo>
                <math:mrow>
                  <math:mi>u</math:mi>
                  <math:mrow>
                    <math:mo math:stretchy="false">l</math:mo>
                    <math:mo math:stretchy="false"></math:mo>
                    <math:mi>v</math:mi>
                  </math:mrow>
                  <math:mrow>
                    <math:mo math:stretchy="false">m</math:mo>
                    <math:mo math:stretchy="false"></math:mo>
                    <math:mi>w</math:mi>
                  </math:mrow>
                  <math:mo math:stretchy="false">n</math:mo>
                </math:mrow>
                <math:mo math:stretchy="false"></math:mo>
              </math:mrow>
            </math:mrow>
            <math:mo math:stretchy="false"></math:mo>
          </math:mrow>
        </math:mrow>
      </math:mrow>
    </math:mstyle>
    <math:annotation math:encoding="StarMath 5.0">size 24 { %PHI(u,v,w,%l,%m,%n;%nu) = exp(-{{2%pi%i%nu} over c}(u%l+v%m+w%n)) }
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* </math:mtext>
                <math:mstyle math:fontweight="bold">
                  <math:mrow>
                    <math:mi>J</math:mi>
                  </math:mrow>
                </math:mstyle>
                <math:mtext> is called a </math:mtext>
                <math:mstyle math:fontstyle="italic">
                  <math:mrow>
                    <math:mtext>Jones matrix.</math:mtext>
                  </math:mrow>
                </math:mstyle>
              </math:mrow>
            </math:mrow>
          </math:mstyle>
        </math:mrow>
      </math:mtr>
      <math:mtr>
        <math:mrow>
          <math:mstyle math:fontsize="24pt">
            <math:mrow>
              <math:mrow>
                <math:mtext>* </math:mtext>
                <math:mstyle math:fontweight="bold">
                  <math:mrow>
                    <math:mi>J</math:mi>
                  </math:mrow>
                </math:mstyle>
                <math:mtext> is obviously cumulative: 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over math:accent="true">
                  <math:mi>v</math:mi>
                  <math:mo math:stretchy="false">→</math:mo>
                </math:mover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n</math:mi>
                </math:msub>
              </math:mrow>
              <math:mrow>
                <math:mrow>
                  <math:mo math:stretchy="false">(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row>
                        <math:mi>n</math:mi>
                        <math:mo math:stretchy="false">−</math:mo>
                        <math:mn>1</math:mn>
                      </math:mrow>
                    </math:msub>
                    <math:mrow>
                      <math:mo math:stretchy="false">(</math:mo>
                      <math:mrow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n>1</math:mn>
                        </math:msub>
                        <math:mover math:accent="true">
                          <math:mi>e</math:mi>
                          <math:mo math:stretchy="false">→</math:mo>
                        </math:mover>
                      </math:mrow>
                      <math:mo math:stretchy="false">)</math:mo>
                    </math:mrow>
                  </math:mrow>
                  <math:mo math:stretchy="false">)</math:mo>
                </math:mrow>
                <math:mo math:stretchy="false">=</math:mo>
                <math:mrow>
                  <math:mo math:stretchy="false">(</math:mo>
                  <math:mrow>
                    <math:munderover>
                      <math:mo math:stretchy="false">∏</math:mo>
                      <math:mrow>
                        <math:mi>i</math:mi>
                        <math:mo math:stretchy="false">=</math:mo>
                        <math:mi>n</math:mi>
                      </math:mrow>
                      <math:mn>1</math:mn>
                    </math:munderover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i</math:mi>
                    </math:msub>
                  </math:mrow>
                  <math:mo math:stretchy="false">)</math:mo>
                </math:mrow>
              </math:mrow>
              <math:mrow>
                <math:mover math:accent="true">
                  <math:mi>e</math:mi>
                  <math:mo math:stretchy="false">→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</math:mrow>
          </math:mrow>
        </math:mstyle>
      </math:mtr>
      <math:mtr>
        <math:mstyle math:fontsize="24pt">
          <math:mrow>
            <math:mrow>
              <math:mtext>   where </math:mtext>
              <math:msub>
                <math:mstyle math:fontweight="bold">
                  <math:mrow>
                    <math:mi>J</math:mi>
                  </math:mrow>
                </math:mstyle>
                <math:mn>1</math:mn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>n</math:mi>
              </math:msub>
              <math:mtext> describes the full signal path.</math:mtext>
            </math:mrow>
          </math:mrow>
        </math:mstyle>
      </math:mtr>
      <math:mtr>
        <math:mstyle math:fontsize="24pt">
          <math:mrow>
            <math:mtext>* Do remember that matrices, in general, do not commute.</math:mtext>
          </math:mrow>
        </math:mstyle>
      </math:mtr>
      <math:mtr/>
      <math:mtr>
        <math:mstyle math:fontsize="24pt">
          <math:mrow>
            <math:mtext>NB: What if something is non-linear?..</math:mtext>
          </math:mrow>
        </math:mstyle>
      </math:mtr>
      <math:mtr>
        <math:mrow>
          <math:mstyle math:fontsize="24pt">
            <math:mrow>
              <math:mrow>
                <math:mtext>...we can also write down an equation:   </math:mtext>
                <math:mrow>
                  <math:mover math:accent="true">
                    <math:mi>v</math:mi>
                    <math:mo math:stretchy="false">→</math:mo>
                  </math:mover>
                  <math:mo math:stretchy="false">=</math:mo>
                  <math:mstyle math:fontsize="36pt">
                    <math:mrow>
                      <math:mo math:stretchy="false">J</math:mo>
                    </math:mrow>
                  </math:mstyle>
                </math:mrow>
                <math:mrow>
                  <math:mo math:stretchy="false">(</math:mo>
                  <math:mover math:accent="true">
                    <math:mi>e</math:mi>
                    <math:mo math:stretchy="false">→</math:mo>
                  </math:mover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text>...but this is to be avoided if at all possible.</math:mtext>
            </math:mrow>
          </math:mstyle>
        </math:mrow>
      </math:mtr>
    </math:mtable>
    <math:annotation math:encoding="StarMath 5.0">alignl size 24 { "* " bold J " is called a " italic "Jones matrix." } newline
alignl size 24 { "* " bold J " is obviously cumulative:  " } newline
size 24 { vec v = {bold J}_n ( {bold J}_{n-1} ( ... {bold J}_1 vec e )) = (prod csub {i=n} csup 1 {bold J}_i ) vec e = {bold J} vec e } newline
size 24 { "   where " {bold J}_1 ... {bold J}_n " describes the full signal path." } newline
size 24 { "* Do remember that matrices, in general, do not commute."} newline newline
size 24 { "NB: What if something is non-linear?.." } newline
alignl size 24 { "...we can also write down an equation:   " vec v = size 36 %jcall (vec e) } newline
alignr size 24 { "...but this is to be avoided if at all possible." } 
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 interferometer measures </math:mtext>
              <math:mstyle math:fontstyle="italic">
                <math:mrow>
                  <math:mtext>coherencies</math:mtext>
                </math:mrow>
              </math:mstyle>
              <math:mtext> btw vectors </math:mtext>
              <math:msub>
                <math:mover math:accent="true">
                  <math:mi>e</math:mi>
                  <math:mo math:stretchy="false"></math:mo>
                </math:mover>
                <math:mi>p</math:mi>
              </math:msub>
              <math:mi>,</math:mi>
              <math:msub>
                <math:mover math:accent="true">
                  <math:mi>e</math:mi>
                  <math:mo math:stretchy="false"></math:mo>
                </math:mover>
                <math:mi>q</math:mi>
              </math:msub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i>e</math:mi>
                  <math:mi math:fontstyle="italic">x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x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</math:mrow>
          </math:mrow>
        </math:mstyle>
      </math:mtr>
      <math:mtr>
        <math:mstyle math:fontsize="24pt">
          <math:mrow>
            <math:mtext>It is convenient to represent these as a matrix product:</math:mtext>
          </math:mrow>
        </math:mstyle>
      </math:mtr>
      <math:mtr>
        <math:mstyle math:fontsize="24pt">
          <math:mrow>
            <math:mrow>
              <math:mrow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row>
                    <math:mo math:stretchy="false">〈</math:mo>
                    <math:mrow>
                      <math:msub>
                        <math:mover math:accent="true">
                          <math:mi>e</math:mi>
                          <math:mo math:stretchy="false"></math:mo>
                        </math:mover>
                        <math:mi>p</math:mi>
                      </math:msub>
                      <math:msubsup>
                        <math:mover math:accent="true">
                          <math:mi>e</math:mi>
                          <math:mo math:stretchy="false"></math:mo>
                        </math:mover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row>
                  <math:mo math:stretchy="false">〈</math:mo>
                  <math:mrow>
                    <math:mfenced math:open="" math:close="">
                      <math:mtable>
                        <math:mtr>
                          <math:msub>
                            <math:mi>e</math:mi>
                            <math:mi math:fontstyle="italic">px</math:mi>
                          </math:msub>
                        </math:mtr>
                        <math:mtr>
                          <math:msub>
                            <math:mi>e</math:mi>
                            <math:mi math:fontstyle="italic">py</math:mi>
                          </math:msub>
                        </math:mtr>
                      </math:mtable>
                    </math:mfenced>
                    <math:mrow>
                      <math:mo math:stretchy="false"></math:mo>
                      <math:mrow>
                        <math:msubsup>
                          <math:mi>e</math:mi>
                          <math:mi math:fontstyle="italic">qx</math:mi>
                          <math:mo math:stretchy="false">*</math:mo>
                        </math:msubsup>
                        <math:mi/>
                        <math:msubsup>
                          <math:mi>e</math:mi>
                          <math:mi math:fontstyle="italic">qy</math:mi>
                          <math:mo math:stretchy="false">*</math:mo>
                        </math:msubsup>
                      </math:mrow>
                      <math:mo math:stretchy="false"></math:mo>
                    </math:mrow>
                  </math:mrow>
                  <math:mo math:stretchy="false">〉</math:mo>
                </math:mrow>
              </math:mrow>
              <math:mo math:stretchy="false">=</math:mo>
              <math:mfenced math:open="" math:close="">
                <math:mtable>
                  <math:mtr>
                    <math:mtd>
                      <math:msub>
                        <math:mi>e</math:mi>
                        <math:mi math:fontstyle="italic">xx</math:mi>
                      </math:msub>
                    </math:mtd>
                    <math:mtd>
                      <math:msub>
                        <math:mi>e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e</math:mi>
                        <math:mi math:fontstyle="italic">yx</math:mi>
                      </math:msub>
                    </math:mtd>
                    <math:mtd>
                      <math:msub>
                        <math:mi>e</math:mi>
                        <math:mi math:fontstyle="italic">yy</math:mi>
                      </math:msub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(</math:mtext>
              <math:mrow>
                <math:mo math:stretchy="false">〈</math:mo>
                <math:mi/>
                <math:mo math:stretchy="false">〉</math:mo>
              </math:mrow>
              <math:mtext>: time/freq averaging;  </math:mtext>
              <math:mo math:stretchy="false">†</math:mo>
              <math:mtext>: conjugate-and-transpose)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text> is also called the </math:mtext>
              <math:mstyle math:fontstyle="italic">
                <math:mrow>
                  <math:mtext>visibility matrix.</math:mtext>
                </math:mrow>
              </math:mstyle>
            </math:mrow>
          </math:mrow>
        </math:mstyle>
      </math:mtr>
      <math:mtr/>
      <math:mtr>
        <math:mrow>
          <math:mstyle math:fontsize="24pt">
            <math:mrow>
              <math:mstyle math:fontstyle="italic">
                <math:mrow>
                  <math:mtext>Now let's assume that all radiation arrives from a single point,</math:mtext>
                </math:mrow>
              </math:mstyle>
            </math:mrow>
          </math:mstyle>
        </math:mrow>
      </math:mtr>
      <math:mtr>
        <math:mrow>
          <math:mstyle math:fontsize="24pt">
            <math:mrow>
              <math:mrow>
                <math:mstyle math:fontstyle="italic">
                  <math:mrow>
                    <math:mtext>and designate the "source" E.M. vector by </math:mtext>
                  </math:mrow>
                </math:mstyle>
                <math:mover math:accent="true">
                  <math:mi math:fontstyle="italic">e.</math:mi>
                  <math:mo math:stretchy="false"></math:mo>
                </math:mover>
              </math:mrow>
            </math:mrow>
          </math:mstyle>
        </math:mrow>
      </math:mtr>
    </math:mtable>
    <math:annotation math:encoding="StarMath 5.0">size 24 { "An interferometer measures " ital "coherencies" " btw vectors " {vec e}_p,{vec e}_q:} newline 
size 24 { e_xx = langle  e_px e_qx^%star rangle, e_xy = langle e_px e_qy^%star rangle,e_yx = langle  e_py e_qx^%star rangle, e_yy = langle e_py e_qy^%star rangle } newline
size 24 { "It is convenient to represent these as a matrix product:" } newline
size 24 { {bold V}_pq = langle {vec e}_p {vec e}^{%dagger}_q rangle = langle left ( stack{e_px # e_py} right ) (e^%star_qx`e^%star_qy) rangle = left ( matrix{e_xx # e_xy ## e_yx # e_yy} right ) } newline 
size 24 { "(" langle ` rangle ": time/freq averaging;  " %dagger ": conjugate-and-transpose)" } newline 
size 24 { {bold V}_pq " is also called the " ital "visibility matrix." } newline newline 
alignl size 24 { italic "Now let's assume that all radiation arrives from a single point," } newline
alignl size 24 { italic "and designate the \"source\" E.M. vector by " vec e.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ver>
          <math:mover math:accent="true">
            <math:mfenced math:open="" math:close="">
              <math:mtable>
                <math:mtr>
                  <math:mtd>
                    <math:mi math:fontstyle="italic">XX</math:mi>
                  </math:mtd>
                  <math:mtd>
                    <math:mi math:fontstyle="italic">XY</math:mi>
                  </math:mtd>
                </math:mtr>
                <math:mtr>
                  <math:mtd>
                    <math:mi math:fontstyle="italic">YX</math:mi>
                  </math:mtd>
                  <math:mtd>
                    <math:mi math:fontstyle="italic">YY</math:mi>
                  </math:mtd>
                </math:mtr>
              </math:mtable>
            </math:mfenced>
            <math:mo math:stretchy="false"></math:mo>
          </math:mover>
          <math:mtext>measured</math:mtext>
        </math:mover>
        <math:mo math:stretchy="false">=</math:mo>
        <math:mover>
          <math:mover math:accent="true">
            <math:mfenced math:open="" math:close="">
              <math:mtable>
                <math:mtr>
                  <math:mtd>
                    <math:msub>
                      <math:mi>j</math:mi>
                      <math:mrow>
                        <math:mi math:fontstyle="italic">x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x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  <math:mtr>
                  <math:mtd>
                    <math:msub>
                      <math:mi>j</math:mi>
                      <math:mrow>
                        <math:mi math:fontstyle="italic">y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y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</math:mtable>
            </math:mfenced>
            <math:mo math:stretchy="false"></math:mo>
          </math:mover>
          <math:msub>
            <math:mstyle math:fontsize="24pt">
              <math:mrow>
                <math:mstyle math:fontweight="bold">
                  <math:mrow>
                    <math:mi>J</math:mi>
                  </math:mrow>
                </math:mstyle>
              </math:mrow>
            </math:mstyle>
            <math:mi>p</math:mi>
          </math:msub>
        </math:mover>
      </math:mrow>
      <math:mover>
        <math:mover math:accent="true">
          <math:mrow>
            <math:mfrac>
              <math:mn>1</math:mn>
              <math:mn>2</math:mn>
            </math:mfrac>
            <math:mfenced math:open="" math:close="">
              <math:mtable>
                <math:mtr>
                  <math:mtd>
                    <math:mrow>
                      <math:mi>I</math:mi>
                      <math:mo math:stretchy="false"></math:mo>
                      <math:mi>Q</math:mi>
                    </math:mrow>
                  </math:mtd>
                  <math:mtd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</math:mtd>
                </math:mtr>
                <math:mtr>
                  <math:mtd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</math:mtd>
                  <math:mtd>
                    <math:mrow>
                      <math:mi>I</math:mi>
                      <math:mo math:stretchy="false">−</math:mo>
                      <math:mi>Q</math:mi>
                    </math:mrow>
                  </math:mtd>
                </math:mtr>
              </math:mtable>
            </math:mfenced>
          </math:mrow>
          <math:mo math:stretchy="false"></math:mo>
        </math:mover>
        <math:mtext>source</math:mtext>
      </math:mover>
      <math:mover>
        <math:mover math:accent="true">
          <math:mfenced math:open="" math:close="">
            <math:mtable>
              <math:mtr>
                <math:mtd>
                  <math:msubsup>
                    <math:mi>j</math:mi>
                    <math:mrow>
                      <math:mi math:fontstyle="italic">x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  <math:mtr>
                <math:mtd>
                  <math:msubsup>
                    <math:mi>j</math:mi>
                    <math:mrow>
                      <math:mi math:fontstyle="italic">x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</math:mtable>
          </math:mfenced>
          <math:mo math:stretchy="false"></math:mo>
        </math:mover>
        <math:msubsup>
          <math:mstyle math:fontsize="24pt">
            <math:mrow>
              <math:mstyle math:fontweight="bold">
                <math:mrow>
                  <math:mi>J</math:mi>
                </math:mrow>
              </math:mstyle>
            </math:mrow>
          </math:mstyle>
          <math:mi>q</math:mi>
          <math:mo math:stretchy="false">†</math:mo>
        </math:msubsup>
      </math:mover>
    </math:mrow>
    <math:annotation math:encoding="StarMath 5.0">left ( matrix{XX # XY ## YX # YY} right ) overbrace "measured" =  
left ( matrix{j_{xx(p)} # j_{xy(p)} ## j_{yx(p)} # j_{yy(p)} } right ) overbrace {size 24 bold J}_p  {1 over 2 left ( matrix{I+Q#U+%i V##U-%i V#I-Q} right )} overbrace "source" 
left ( matrix{j^%star_{xx(q)} # j^%star_{yx(q)} ## j^%star_{xy(q)} # j^%star_{yy(q)} } right ) overbrace {size 24 bold J}^{%dagger}_q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J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J</math:mi>
          </math:mrow>
        </math:mstyle>
        <math:mi>q</math:mi>
        <math:mo math:stretchy="false">†</math:mo>
      </math:msubsup>
    </math:mrow>
    <math:annotation math:encoding="StarMath 5.0">{bold V}_pq = {bold J}_p bold B {bold J}^{%dagger}_q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size 24 { {bold P}_p = left ( matrix { cos %gamma_p # -sin %gamma_p ## sin %gamma_p # cos %gamma_p } right ) } 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i>,</math:mi>
              <math:msub>
                <math:mstyle math:fontweight="bold">
                  <math:mrow>
                    <math:mi>J</math:mi>
                  </math:mrow>
                </math:mstyle>
                <math:mi>q</math:mi>
              </math:msub>
              <math:mtext> are products of Jones matrice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i>,</math:mi>
              <math:mi/>
              <math:mrow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qm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q1</math:mi>
              </math:msub>
            </math:mrow>
          </math:mrow>
        </math:mstyle>
      </math:mtr>
      <math:mtr>
        <math:mstyle math:fontsize="24pt">
          <math:mrow>
            <math:mrow>
              <math:mtext>Since </math:mtext>
              <math:mrow>
                <math:msup>
                  <math:mrow>
                    <math:mo math:stretchy="false">(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)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i>,</math:mi>
              <math:mtext> the M.E. become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n>...</math:mn>
          <math:msub>
            <math:mstyle math:fontweight="bold">
              <math:mrow>
                <math:mi>J</math:mi>
              </math:mrow>
            </math:mstyle>
            <math:mi math:fontstyle="italic">p2</math:mi>
          </math:msub>
          <math:msub>
            <math:mstyle math:fontweight="bold">
              <math:mrow>
                <math:mi>J</math:mi>
              </math:mrow>
            </math:mstyle>
            <math:mi math:fontstyle="italic">p1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 math:fontstyle="italic">q1</math:mi>
            <math:mo math:stretchy="false">†</math:mo>
          </math:msubsup>
          <math:msubsup>
            <math:mstyle math:fontweight="bold">
              <math:mrow>
                <math:mi>J</math:mi>
              </math:mrow>
            </math:mstyle>
            <math:mi math:fontstyle="italic">q2</math:mi>
            <math:mo math:stretchy="false">†</math:mo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  <math:mtr/>
      <math:mtr>
        <math:mstyle math:fontsize="24pt">
          <math:mrow>
            <math:mtext>or in the "onion form"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row>
            <math:mo math:stretchy="false">(</math:mo>
            <math:mrow>
              <math:mn>...</math:mn>
              <math:mrow>
                <math:mo math:stretchy="false">(</math:mo>
                <math:mrow>
                  <math:msub>
                    <math:mstyle math:fontweight="bold">
                      <math:mrow>
                        <math:mi>J</math:mi>
                      </math:mrow>
                    </math:mstyle>
                    <math:mi math:fontstyle="italic">p2</math:mi>
                  </math:msub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p1</math:mi>
                      </math:msub>
                      <math:mstyle math:fontweight="bold">
                        <math:mrow>
                          <math:mi>B</math:mi>
                        </math:mrow>
                      </math:mstyle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q1</math:mi>
                        <math:mo math:stretchy="false">†</math:mo>
                      </math:msubsup>
                    </math:mrow>
                    <math:mo math:stretchy="false">)</math:mo>
                  </math:mrow>
                  <math:msubsup>
                    <math:mstyle math:fontweight="bold">
                      <math:mrow>
                        <math:mi>J</math:mi>
                      </math:mrow>
                    </math:mstyle>
                    <math:mi math:fontstyle="italic">q2</math:mi>
                    <math:mo math:stretchy="false">†</math:mo>
                  </math:msubsup>
                </math:mrow>
                <math:mo math:stretchy="false">)</math:mo>
              </math:mrow>
              <math:mn>...</math:mn>
            </math:mrow>
            <math:mo math:stretchy="false">)</math:mo>
          </math:mrow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</math:mtable>
    <math:annotation math:encoding="StarMath 5.0">size 24 { "If " {bold J}_p,{bold J}_q " are products of Jones matrices: " } newline
size 24 { {bold J}_p = {bold J}_pn ...  {bold J}_p1, ~~ {bold J}_q = {bold J}_qm ... {bold J}_q1 } newline 
size 24 { "Since " (bold AB)^%dagger = {bold B}^{%dagger}{bold A}^{%dagger}, " the M.E. becomes:" } newline 
{bold V}_pq =  {bold J}_pn ... {bold J}_p2 {bold J}_p1 bold B {bold J}^{%dagger}_q1 {bold J}^{%dagger}_q2 ... {bold J}^{%dagger}_qm newline newline
size 24 { "or in the \"onion form\":" } newline newline
{bold V}_pq =  {bold J}_pn ( ... ( {bold J}_p2 ( {bold J}_p1 bold B {bold J}^{%dagger}_q1 ) {bold J}^{%dagger}_q2 ) ... ) {bold J}^{%dagger}_qm 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sub>
        <math:mstyle math:fontweight="bold">
          <math:mrow>
            <math:mi>K</math:mi>
          </math:mrow>
        </math:mstyle>
        <math:mi>p</math:mi>
      </math:msub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{bold K}_p {bold B} {bold K}^{ %dagger }_q {bold G}^{ %dagger }_q 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row>
        <math:mo math:stretchy="false"></math:mo>
        <math:mrow>
          <math:msub>
            <math:mstyle math:fontweight="bold">
              <math:mrow>
                <math:mi>G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  <math:mo math:stretchy="false"></math:mo>
      </math:mrow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({bold G}_p {bold B} {bold G}^%dagger_q) {bold K}^{ %dagger }_q  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p</math:mi>
    </math:msub>
    <math:annotation math:encoding="StarMath 5.0">{vec u}_p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q</math:mi>
    </math:msub>
    <math:annotation math:encoding="StarMath 5.0">{vec u}_q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 math:fontstyle="italic">pq</math:mi>
    </math:msub>
    <math:annotation math:encoding="StarMath 5.0">{vec u}_pq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arbitrary reference point </math:mtext>
              <math:mi math:fontstyle="italic">O.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>p</math:mi>
                </math:msub>
                <math:mo math:stretchy="false">≡</math:mo>
                <math:mover math:accent="true">
                  <math:mi math:fontstyle="italic">OP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>q</math:mi>
                </math:msub>
                <math:mo math:stretchy="false">≡</math:mo>
                <math:mover math:accent="true">
                  <math:mi math:fontstyle="italic">OQ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≡</math:mo>
                <math:mover math:accent="true">
                  <math:mi math:fontstyle="italic">QP</math:mi>
                  <math:mo math:stretchy="false"></math:mo>
                </math:mover>
              </math:mrow>
            </math:mrow>
          </math:mrow>
        </math:mstyle>
      </math:mtr>
      <math:mtr>
        <math:mstyle math:fontsize="24pt">
          <math:mrow>
            <math:mrow>
              <math:mtext>Then regardless of which </math:mtext>
              <math:mi>O</math:mi>
              <math:mtext> we picked,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=</math:mo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>p</math:mi>
                  </math:msub>
                  <math:mo math:stretchy="false">−</math:mo>
                  <math:msub>
                    <math:mover math:accent="true">
                      <math:mi>u</math:mi>
                      <math:mo math:stretchy="false"></math:mo>
                    </math:mover>
                    <math:mi>q</math:mi>
                  </math:msub>
                </math:mrow>
              </math:mrow>
              <math:mi>,</math:mi>
              <math:mtext> i.e.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i>u</math:mi>
                  <math:mi math:fontstyle="italic">pq</math:mi>
                </math:msub>
                <math:mo math:stretchy="false">=</math:mo>
                <math:mrow>
                  <math:msub>
                    <math:mi>u</math:mi>
                    <math:mi>p</math:mi>
                  </math:msub>
                  <math:mo math:stretchy="false">−</math:mo>
                  <math:msub>
                    <math:mi>u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v</math:mi>
                  <math:mi math:fontstyle="italic">pq</math:mi>
                </math:msub>
                <math:mo math:stretchy="false">=</math:mo>
                <math:mrow>
                  <math:msub>
                    <math:mi>v</math:mi>
                    <math:mi>p</math:mi>
                  </math:msub>
                  <math:mo math:stretchy="false">−</math:mo>
                  <math:msub>
                    <math:mi>v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w</math:mi>
                  <math:mi math:fontstyle="italic">pq</math:mi>
                </math:msub>
                <math:mo math:stretchy="false">=</math:mo>
                <math:mrow>
                  <math:msub>
                    <math:mi>w</math:mi>
                    <math:mi>p</math:mi>
                  </math:msub>
                  <math:mo math:stretchy="false">−</math:mo>
                  <math:msub>
                    <math:mi>w</math:mi>
                    <math:mi>q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text>and for phases: </math:mtext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row>
                  <math:msub>
                    <math:mo math:stretchy="false"></math:mo>
                    <math:mi>p</math:mi>
                  </math:msub>
                  <math:mo math:stretchy="false">−</math:mo>
                  <math:msub>
                    <math:mo math:stretchy="false"></math:mo>
                    <math:mi math:fontstyle="italic">q.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o math:stretchy="false">⇒</math:mo>
              <math:mi/>
              <math:mrow>
                <math:mrow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 math:fontstyle="italic">pq</math:mi>
                      </math:msub>
                    </math:mrow>
                  </math:msup>
                  <math:mo math:stretchy="false">=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row>
                        <math:mo math:stretchy="false"></math:mo>
                        <math:mrow>
                          <math:msub>
                            <math:mo math:stretchy="false"></math:mo>
                            <math:mi>p</math:mi>
                          </math:msub>
                          <math:mo math:stretchy="false">−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</math:mo>
                      </math:mrow>
                    </math:mrow>
                  </math:msup>
                </math:mrow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row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>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sup>
                <math:mrow>
                  <math:mo math:stretchy="false">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>q</math:mi>
                      </math:msub>
                    </math:mrow>
                  </math:msup>
                  <math:mo math:stretchy="false"></math:mo>
                </math:mrow>
                <math:mo math:stretchy="false">*</math:mo>
              </math:msup>
            </math:mrow>
          </math:mrow>
        </math:mstyle>
      </math:mtr>
    </math:mtable>
    <math:annotation math:encoding="StarMath 5.0">size 24 { "Pick an arbitrary reference point " O.} newline
size 24 { {vec u}_p equiv vec{OP}, ~ {vec u}_q equiv vec{OQ}, ~ {vec u}_pq equiv vec{QP} } newline
size 24 { "Then regardless of which " O " we picked,"} newline
size 24 { {vec u}_pq = {vec u}_p - {vec u}_q, " i.e." } newline
size 24 { u_pq = u_p - u_q,~ v_pq = v_p - v_q,~ w_pq = w_p - w_q} newline
size 24 { "and for phases: " %phi_pq = %phi_p - %phi_q. } newline
size 24 { drarrow ~ e^{-%i %phi_pq} = e^{-%i(%phi_p-%phi_q)}=e^{-%i%phi_p} e^{%i%phi_q} = e^{-%i%phi_p} (e^{-%i%phi_q})^%star } 

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i>O</math:mi>
    <math:annotation math:encoding="StarMath 5.0">O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/>
</file>

<file path=Object 2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0pt">
          <math:mrow>
            <math:mtext>(And if you're used to thinking in terms of closure phases:</math:mtext>
          </math:mrow>
        </math:mstyle>
      </math:mtr>
      <math:mtr>
        <math:mstyle math:fontsize="24pt">
          <math:mrow>
            <math:mrow>
              <math:mrow>
                <math:mrow>
                  <math:mrow>
                    <math:mrow>
                      <math:msub>
                        <math:mo math:stretchy="false"></math:mo>
                        <math:mi math:fontstyle="italic">pq</math:mi>
                      </math:msub>
                      <math:mo math:stretchy="false"></math:mo>
                      <math:msub>
                        <math:mo math:stretchy="false"></math:mo>
                        <math:mi math:fontstyle="italic">qr</math:mi>
                      </math:msub>
                    </math:mrow>
                    <math:mo math:stretchy="false"></math:mo>
                    <math:msub>
                      <math:mo math:stretchy="false"></math:mo>
                      <math:mi math:fontstyle="italic">rp</math:mi>
                    </math:msub>
                  </math:mrow>
                  <math:mo math:stretchy="false">=</math:mo>
                  <math:mrow>
                    <math:mrow>
                      <math:mrow>
                        <math:mrow>
                          <math:mrow>
                            <math:msub>
                              <math:mo math:stretchy="false"></math:mo>
                              <math:mi>p</math:mi>
                            </math:msub>
                            <math:mo math:stretchy="false">−</math:mo>
                            <math:msub>
                              <math:mo math:stretchy="false"></math:mo>
                              <math:mi>q</math:mi>
                            </math:msub>
                          </math:mrow>
                          <math:mo math:stretchy="false">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−</math:mo>
                        <math:msub>
                          <math:mo math:stretchy="false"></math:mo>
                          <math:mi>r</math:mi>
                        </math:msub>
                      </math:mrow>
                      <math:mo math:stretchy="false"></math:mo>
                      <math:msub>
                        <math:mo math:stretchy="false"></math:mo>
                        <math:mi>r</math:mi>
                      </math:msub>
                    </math:mrow>
                    <math:mo math:stretchy="false">−</math:mo>
                    <math:msub>
                      <math:mo math:stretchy="false"></math:mo>
                      <math:mi>p</math:mi>
                    </math:msub>
                  </math:mrow>
                </math:mrow>
                <math:mo math:stretchy="false">=</math:mo>
                <math:mn>0</math:mn>
              </math:mrow>
              <math:mi/>
              <math:mtext>)</math:mtext>
            </math:mrow>
          </math:mrow>
        </math:mstyle>
      </math:mtr>
    </math:mtable>
    <math:annotation math:encoding="StarMath 5.0">size 20 { "(And if you're used to thinking in terms of closure phases:" } newline
size 24 { %phi_pq+%phi_qr+%phi_rp = %phi_p-%phi_q+%phi_q-%phi_r+%phi_r-%phi_p = 0 ~ ")" 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ntennas </math:mtext>
                <math:mi>p</math:mi>
                <math:mi>,</math:mi>
                <math:mi>q</math:mi>
                <math:mtext> then measure: </math:mtext>
                <math:mrow>
                  <math:msub>
                    <math:mover math:accent="true">
                      <math:mi>v</math:mi>
                      <math:mo math:stretchy="false">→</math:mo>
                    </math:mover>
                    <math:mi>p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p</math:mi>
                  </math:msub>
                </math:mrow>
                <math:mover math:accent="true">
                  <math:mi>e</math:mi>
                  <math:mo math:stretchy="false">→</math:mo>
                </math:mover>
                <math:mi>,</math:mi>
                <math:mi/>
                <math:mrow>
                  <math:msub>
                    <math:mover math:accent="true">
                      <math:mi>v</math:mi>
                      <math:mo math:stretchy="false">→</math:mo>
                    </math:mover>
                    <math:mi>q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q</math:mi>
                  </math:msub>
                </math:mrow>
                <math:mover math:accent="true">
                  <math:mi>e</math:mi>
                  <math:mo math:stretchy="false">→</math:mo>
                </math:mover>
              </math:mrow>
            </math:mrow>
          </math:mstyle>
        </math:mrow>
      </math:mtr>
      <math:mtr>
        <math:mrow>
          <math:mstyle math:fontsize="24pt">
            <math:mrow>
              <math:mrow>
                <math:mtext>where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text> are Jones matrices describing the signal paths</math:mtext>
              </math:mrow>
            </math:mrow>
          </math:mstyle>
        </math:mrow>
      </math:mtr>
      <math:mtr>
        <math:mrow>
          <math:mstyle math:fontsize="24pt">
            <math:mrow>
              <math:mtext>from the source to the antennas.</math:mtext>
            </math:mrow>
          </math:mstyle>
        </math:mrow>
      </math:mtr>
      <math:mtr>
        <math:mstyle math:fontsize="24pt">
          <math:mrow>
            <math:mrow>
              <math:mtext>Then </math:mtext>
              <math:mrow>
                <math:mrow>
                  <math:mrow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=</math:mo>
                    <math:mrow>
                      <math:mo math:stretchy="false">〈</math:mo>
                      <math:mrow>
                        <math:mrow>
                          <math:mo math:stretchy="false">(</math:mo>
                          <math:mrow>
                            <math:msub>
                              <math:mstyle math:fontweight="bold">
                                <math:mrow>
                                  <math:mi>J</math:mi>
                                </math:mrow>
                              </math:mstyle>
                              <math:mi>p</math:mi>
                            </math:msub>
                            <math:mover math:accent="true">
                              <math:mi>e</math:mi>
                              <math:mo math:stretchy="false">→</math:mo>
                            </math:mover>
                          </math:mrow>
                          <math:mo math:stretchy="false">)</math:mo>
                        </math:mrow>
                        <math:msup>
                          <math:mrow>
                            <math:mo math:stretchy="false">(</math:mo>
                            <math:mrow>
                              <math:msub>
                                <math:mstyle math:fontweight="bold">
                                  <math:mrow>
                                    <math:mi>J</math:mi>
                                  </math:mrow>
                                </math:mstyle>
                                <math:mi>q</math:mi>
                              </math:msub>
                              <math:mover math:accent="true">
                                <math:mi>e</math:mi>
                                <math:mo math:stretchy="false">→</math:mo>
                              </math:mover>
                            </math:mrow>
                            <math:mo math:stretchy="false">)</math:mo>
                          </math:mrow>
                          <math:mo math:stretchy="false">†</math:mo>
                        </math:msup>
                      </math:mrow>
                      <math:mo math:stretchy="false">〉</math:mo>
                    </math:mrow>
                  </math:mrow>
                  <math:mo math:stretchy="false">=</math:mo>
                  <math:mrow>
                    <math:mo math:stretchy="false">〈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over math:accent="true">
                            <math:mi>e</math:mi>
                            <math:mo math:stretchy="false">→</math:mo>
                          </math:mover>
                          <math:msup>
                            <math:mover math:accent="true">
                              <math:mi>e</math:mi>
                              <math:mo math:stretchy="false">→</math:mo>
                            </math:mover>
                            <math:mo math:stretchy="false">†</math:mo>
                          </math:msup>
                        </math:mrow>
                        <math:mo math:stretchy="false">)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→</math:mo>
                  </math:mover>
                  <math:msup>
                    <math:mover math:accent="true">
                      <math:mi>e</math:mi>
                      <math:mo math:stretchy="false">→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0pt">
          <math:mrow>
            <math:mrow>
              <math:mtext>(making use of </math:mtext>
              <math:mrow>
                <math:msup>
                  <math:mrow>
                    <math:mo math:stretchy="false">(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)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text>, and </math:mtext>
              <math:munder math:accentunder="true">
                <math:mtext>assuming</math:mtext>
                <math:mo>̲</math:mo>
              </math:munder>
              <math:mi/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nstant over </math:mtext>
              <math:mrow>
                <math:mo math:stretchy="false">〈</math:mo>
                <math:mo math:stretchy="false">〉</math:mo>
              </math:mrow>
              <math:mtext>)</math:mtext>
            </math:mrow>
          </math:mrow>
        </math:mstyle>
      </math:mtr>
      <math:mtr>
        <math:mstyle math:fontsize="24pt">
          <math:mrow>
            <math:mrow>
              <math:mtext>The inner quantity is known as the </math:mtext>
              <math:mstyle math:fontstyle="italic">
                <math:mrow>
                  <math:mtext>source coherency</math:mtext>
                </math:mrow>
              </math:mstyle>
              <math:mtext>:</math:mtext>
            </math:mrow>
          </math:mrow>
        </math:mstyle>
      </math:mtr>
      <math:mtr>
        <math:mstyle math:fontsize="24pt">
          <math:mrow>
            <math:mrow>
              <math:mrow>
                <math:mrow>
                  <math:mstyle math:fontweight="bold">
                    <math:mrow>
                      <math:mi>B</math:mi>
                    </math:mrow>
                  </math:mstyle>
                  <math:mo math:stretchy="false">=</math:mo>
                  <math:mrow>
                    <math:mo math:stretchy="false">〈</math:mo>
                    <math:mrow>
                      <math:mover math:accent="true">
                        <math:mi>e</math:mi>
                        <math:mo math:stretchy="false">→</math:mo>
                      </math:mover>
                      <math:msup>
                        <math:mover math:accent="true">
                          <math:mi>e</math:mi>
                          <math:mo math:stretchy="false">→</math:mo>
                        </math:mover>
                        <math:mo math:stretchy="false">†</math:mo>
                      </math:msup>
                    </math:mrow>
                    <math:mo math:stretchy="false">〉</math:mo>
                  </math:mrow>
                </math:mrow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+</math:mo>
                        <math:mi>Q</math:mi>
                      </math:mrow>
                    </math:mtd>
                    <math:mtd>
                      <math:mrow>
                        <math:mrow>
                          <math:mi>U</math:mi>
                          <math:mo math:stretchy="false">+</math:mo>
                          <math:mo math:stretchy="false">i</math:mo>
                        </math:mrow>
                        <math:mi>V</math:mi>
                      </math:mrow>
                    </math:mtd>
                  </math:mtr>
                  <math:mtr>
                    <math:mtd>
                      <math:mrow>
                        <math:mrow>
                          <math:mi>U</math:mi>
                          <math:mo math:stretchy="false">−</math:mo>
                          <math:mo math:stretchy="false">i</math:mo>
                        </math:mrow>
                        <math:mi>V</math:mi>
                      </math:mrow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  <math:mi/>
              <math:mo math:stretchy="false">↔</math:mo>
              <math:mi/>
              <math:mrow>
                <math:mo math:stretchy="false">(</math:mo>
                <math:mrow>
                  <math:mi>I</math:mi>
                  <math:mi>,</math:mi>
                  <math:mi>Q</math:mi>
                  <math:mi>,</math:mi>
                  <math:mi>U</math:mi>
                  <math:mi>,</math:mi>
                  <math:mi>V</math:mi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which we can also call the </math:mtext>
              <math:mstyle math:fontstyle="italic">
                <math:mrow>
                  <math:mtext>source brightness.</math:mtext>
                </math:mrow>
              </math:mstyle>
              <math:mtext> Thu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alignl size 24 { "Antennas " p,q " then measure: " {vec v}_p = {bold J}_p vec e, ~~ {vec v}_q = {bold J}_q vec e } newline
alignl size 24 { "where " {bold J}_p,{bold J}_q " are Jones matrices describing the signal paths"} newline
alignl size 24 { "from the source to the antennas." } newline
size 24 { "Then " {bold V}_pq = langle ({bold J}_p vec e ) ({bold J}_q vec e)^%dagger rangle = langle {bold J}_p (vec e {vec e}^{%dagger} ) {bold J}_q^%dagger rangle = {bold J}_p langle vec e {vec e}^{%dagger} rangle {bold J}_q^%dagger } newline
size 20 { "(making use of " (bold AB)^%dagger = {bold B}^%dagger{bold A}^%dagger ", and " underline "assuming" ~ {bold J}_p " is constant over " langle rangle ")" } newline
size 24 { "The inner quantity is known as the " ital "source coherency" ":" } newline
size 24 { bold B = langle vec e {vec e}^%dagger rangle = 1 over 2 left ( matrix {I+Q # U+%i V ## U-%i V # I-Q } right ) ~ %lrarrow ~ (I,Q,U,V) } newline
size 24 { "which we can also call the " italic "source brightness." " Thus:" } newline
{bold V}_pq = {bold J}_p bold B {bold J}^{%dagger}_q 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text>Something like: </math:mtext>
      <math:mrow>
        <math:mi>g</math:mi>
        <math:mo math:stretchy="false">=</math:mo>
        <math:msup>
          <math:mi>e</math:mi>
          <math:mrow>
            <math:mo math:stretchy="false">i</math:mo>
            <math:mi>sin</math:mi>
            <math:mrow>
              <math:mo math:stretchy="false"></math:mo>
              <math:mrow>
                <math:mi math:fontstyle="italic">Bt</math:mi>
                <math:mo math:stretchy="false"></math:mo>
                <math:mi>C</math:mi>
              </math:mrow>
              <math:mo math:stretchy="false"></math:mo>
            </math:mrow>
          </math:mrow>
        </math:msup>
      </math:mrow>
    </math:mrow>
    <math:annotation math:encoding="StarMath 5.0">"Something like: " g = e^{%iA sin (Bt+C)}
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</math:mtext>
              <math:mi math:fontstyle="italic">xyz</math:mi>
              <math:mtext> frame with </math:mtext>
              <math:mi>z</math:mi>
              <math:mtext> along the direction of propagation.</math:mtext>
            </math:mrow>
          </math:mrow>
        </math:mstyle>
      </math:mtr>
      <math:mtr>
        <math:mstyle math:fontsize="24pt">
          <math:mrow>
            <math:mrow>
              <math:mtext>The EM field can be described by the complex vector </math:mtext>
              <math:mrow>
                <math:mover math:accent="true">
                  <math:mi>e</math:mi>
                  <math:mo math:stretchy="false">→</math:mo>
                </math:mover>
                <math:mo math:stretchy="false">=</math:mo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text>The fundamental assumption is </math:mtext>
              <math:mstyle math:fontweight="bold">
                <math:mrow>
                  <math:mtext>LINEARITY</math:mtext>
                </math:mrow>
              </math:mstyle>
              <math:mi>:</math:mi>
            </math:mrow>
          </math:mrow>
        </math:mstyle>
      </math:mtr>
      <math:mtr>
        <math:mrow>
          <math:mstyle math:fontsize="24pt">
            <math:mrow>
              <math:mtext>1. Propagation through a medium is linear</math:mtext>
            </math:mrow>
          </math:mstyle>
        </math:mrow>
      </math:mtr>
      <math:mtr>
        <math:mrow>
          <math:mstyle math:fontsize="24pt">
            <math:mrow>
              <math:mrow>
                <math:mi/>
                <math:mo math:stretchy="false">⇒</math:mo>
                <math:mtext> can be fully described by a 2x2 complex matrix:</math:mtext>
              </math:mrow>
            </math:mrow>
          </math:mstyle>
        </math:mrow>
      </math:mtr>
      <math:mtr>
        <math:mstyle math:fontsize="24pt">
          <math:mrow>
            <math:mrow>
              <math:mover math:accent="true">
                <math:mi>e</math:mi>
                <math:mo math:stretchy="false">→</math:mo>
              </math:mover>
              <math:mrow>
                <math:mi>'</math:mi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  <math:mi/>
              <math:mtext>i.e.</math:mtext>
              <math:mi/>
              <math:mstyle math:fontsize="24pt">
                <math:mrow>
                  <math:mrow>
                    <math:mrow>
                      <math:mfenced math:open="" math:close="">
                        <math:mtable>
                          <math:mtr>
                            <math:mrow>
                              <math:mi>e</math:mi>
                              <math:msub>
                                <math:mi>'</math:mi>
                                <math:mi>x</math:mi>
                              </math:msub>
                            </math:mrow>
                          </math:mtr>
                          <math:mtr>
                            <math:mrow>
                              <math:mi>e</math:mi>
                              <math:msub>
                                <math:mi>'</math:mi>
                                <math:mi>y</math:mi>
                              </math:msub>
                            </math:mrow>
                          </math:mtr>
                        </math:mtable>
                      </math:mfenced>
                      <math:mo math:stretchy="false">=</math:mo>
                      <math:mfenced math:open="" math:close="">
                        <math:mtable>
                          <math:mtr>
                            <math:mtd/>
                            <math:mtd/>
                          </math:mtr>
                          <math:mtr>
                            <math:mtd/>
                            <math:mtd/>
                          </math:mtr>
                        </math:mtable>
                      </math:mfenced>
                    </math:mrow>
                    <math:mfenced math:open="" math:close="">
                      <math:mtable>
                        <math:mtr>
                          <math:msub>
                            <math:mi>e</math:mi>
                            <math:mi>x</math:mi>
                          </math:msub>
                        </math:mtr>
                        <math:mtr>
                          <math:msub>
                            <math:mi>e</math:mi>
                            <math:mi>y</math:mi>
                          </math:msub>
                        </math:mtr>
                      </math:mtable>
                    </math:mfenced>
                  </math:mrow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2. Receptor voltages </math:mtext>
                <math:mrow>
                  <math:mover math:accent="true">
                    <math:mi>v</math:mi>
                    <math:mo math:stretchy="false">→</math:mo>
                  </math:mover>
                  <math:mo math:stretchy="false">=</math:mo>
                  <math:mfenced math:open="" math:close="">
                    <math:mtable>
                      <math:mtr>
                        <math:msub>
                          <math:mi>v</math:mi>
                          <math:mi>x</math:mi>
                        </math:msub>
                      </math:mtr>
                      <math:mtr>
                        <math:msub>
                          <math:mi>v</math:mi>
                          <math:mi>y</math:mi>
                        </math:msub>
                      </math:mtr>
                    </math:mtable>
                  </math:mfenced>
                </math:mrow>
                <math:mtext> are also linear w.r.t. </math:mtext>
                <math:mover math:accent="true">
                  <math:mi>e</math:mi>
                  <math:mo math:stretchy="false">→</math:mo>
                </math:mover>
              </math:mrow>
            </math:mrow>
          </math:mstyle>
        </math:mrow>
      </math:mtr>
      <math:mtr>
        <math:mstyle math:fontsize="24pt">
          <math:mrow>
            <math:mrow>
              <math:mo math:stretchy="false">⇒</math:mo>
              <math:mi/>
              <math:mrow>
                <math:mover math:accent="true">
                  <math:mi>v</math:mi>
                  <math:mo math:stretchy="false">→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</math:mrow>
          </math:mrow>
        </math:mstyle>
      </math:mtr>
    </math:mtable>
    <math:annotation math:encoding="StarMath 5.0">size 24 { "Pick an " xyz " frame with " z " along the direction of propagation." } newline
size 24 { "The EM field can be described by the complex vector "vec e = left ( binom e_x e_y right ) } newline 
size 24 { "The fundamental assumption is " bold "LINEARITY": } newline
alignl size 24 { "1. Propagation through a medium is linear" } newline
alignl size 24 { ~~~ drarrow " can be fully described by a 2x2 complex matrix:"} newline
size 24 { vec e' = bold J vec e ~~~"i.e."~~~ size 24 { left ( binom {e'_x} {e'_y} right ) = left ( matrix{&lt;?&gt; # &lt;?&gt; ## &lt;?&gt; # &lt;?&gt;} right ) left ( binom e_x e_y right ) } } newline 
alignl size 24 { "2. Receptor voltages " vec v = left ( binom{v_x}{v_y} right ) " are also linear w.r.t. " vec e } newline
size 24 { drarrow ~~vec v = bold J vec e } 
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tyle math:fontweight="bold">
              <math:mrow>
                <math:mi>G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i>x</math:mi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i>y</math:mi>
                    </math:msub>
                  </math:mtd>
                </math:mtr>
              </math:mtable>
            </math:mfenced>
          </math:mrow>
          <math:mtext>  and  </math:mtext>
          <math:mrow>
            <math:mstyle math:fontweight="bold">
              <math:mrow>
                <math:mi>P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row>
                      <math:mi>cos</math:mi>
                      <math:mo math:stretchy="false">γ</math:mo>
                    </math:mrow>
                  </math:mtd>
                  <math:mtd>
                    <math:mrow>
                      <math:mrow>
                        <math:mo math:stretchy="false">−</math:mo>
                        <math:mi>sin</math:mi>
                      </math:mrow>
                      <math:mo math:stretchy="false">γ</math:mo>
                    </math:mrow>
                  </math:mtd>
                </math:mtr>
                <math:mtr>
                  <math:mtd>
                    <math:mrow>
                      <math:mi>sin</math:mi>
                      <math:mo math:stretchy="false">γ</math:mo>
                    </math:mrow>
                  </math:mtd>
                  <math:mtd>
                    <math:mrow>
                      <math:mi>cos</math:mi>
                      <math:mo math:stretchy="false">γ</math:mo>
                    </math:mrow>
                  </math:mtd>
                </math:mtr>
              </math:mtable>
            </math:mfenced>
          </math:mrow>
          <math:mtext>  do not commute.</math:mtext>
        </math:mrow>
      </math:mrow>
    </math:mstyle>
    <math:annotation math:encoding="StarMath 5.0">size 24 { bold G = left ( matrix{g_x # 0 ## 0 # g_y} right ) "  and  " bold P = left ( matrix{ cos %gamma # -sin %gamma ## sin %gamma # cos%gamma } right ) "  do not commute."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  <math:mo math:stretchy="false">≡</math:mo>
            <math:mtext>Rot</math:mtext>
          </math:mrow>
          <math:msub>
            <math:mo math:stretchy="false"></math:mo>
            <math:mi>p</math:mi>
          </math:msub>
        </math:mrow>
      </math:mtr>
      <math:mtr>
        <math:mstyle math:fontsize="24pt">
          <math:mrow>
            <math:mrow>
              <math:msub>
                <math:mo math:stretchy="false"></math:mo>
                <math:mi>p</math:mi>
              </math:msub>
              <math:mi>:</math:mi>
              <math:mtext> parallactic angle for antenna </math:mtext>
              <math:mi>p</math:mi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newline
{bold P}_p = left ( matrix { cos %gamma_p # -sin %gamma_p ## sin %gamma_p # cos %gamma_p } right ) equiv "Rot" %gamma_p newline
size 24 { %gamma_p: " parallactic angle for antenna " p }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Even w/o instrumental effects, we still have geometry, so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text> is the </math:mtext>
              <math:mstyle math:fontstyle="italic">
                <math:mrow>
                  <math:mtext>phase shift</math:mtext>
                </math:mrow>
              </math:mstyle>
              <math:mtext> term, a </math:mtext>
              <math:mstyle math:fontstyle="italic">
                <math:mrow>
                  <math:mstyle math:fontweight="bold">
                    <math:mrow>
                      <math:mtext>scalar</math:mtext>
                    </math:mrow>
                  </math:mstyle>
                </math:mrow>
              </math:mstyle>
              <math:mtext> Jones matrix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φ</math:mo>
                              <math:mi>p</math:mi>
                            </math:msub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φ</math:mo>
                              <math:mi>p</math:mi>
                            </math:msub>
                          </math:mrow>
                        </math:msup>
                      </math:mtd>
                    </math:mtr>
                  </math:mtable>
                </math:mfenced>
              </math:mrow>
              <math:mo math:stretchy="false">≡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φ</math:mo>
                    <math:mi>p</math:mi>
                  </math:msub>
                </math:mrow>
              </math:msup>
            </math:mrow>
          </math:mrow>
        </math:mstyle>
      </math:mtr>
      <math:mtr>
        <math:mrow>
          <math:mstyle math:fontsize="24pt">
            <math:mrow>
              <math:mrow>
                <math:mstyle math:fontstyle="italic">
                  <math:mrow>
                    <math:mtext>Antenna phase </math:mtext>
                  </math:mrow>
                </math:mstyle>
                <math:msub>
                  <math:mo math:stretchy="false">φ</math:mo>
                  <math:mi>p</math:mi>
                </math:msub>
                <math:mtext> accounts for the pathlength difference: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o math:stretchy="false">φ</math:mo>
                  <math:mi>p</math:mi>
                </math:msub>
                <math:mo math:stretchy="false">=</math:mo>
                <math:mn>2</math:mn>
              </math:mrow>
              <math:mo math:stretchy="false">π</math:mo>
              <math:mrow>
                <math:mo math:stretchy="false">(</math:mo>
                <math:mrow>
                  <math:msub>
                    <math:mi>u</math:mi>
                    <math:mi>p</math:mi>
                  </math:msub>
                  <math:mrow>
                    <math:mo math:stretchy="false">l</math:mo>
                    <math:mo math:stretchy="false">+</math:mo>
                    <math:msub>
                      <math:mi>v</math:mi>
                      <math:mi>p</math:mi>
                    </math:msub>
                  </math:mrow>
                  <math:mrow>
                    <math:mo math:stretchy="false">m</math:mo>
                    <math:mo math:stretchy="false">+</math:mo>
                    <math:msub>
                      <math:mi>w</math:mi>
                      <math:mi>p</math:mi>
                    </math:msub>
                  </math:mrow>
                  <math:mrow>
                    <math:mo math:stretchy="false">(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row>
          <math:mstyle math:fontsize="24pt">
            <math:mrow>
              <math:mrow>
                <math:mtext>where </math:mtext>
                <math:msub>
                  <math:mi>u</math:mi>
                  <math:mi>p</math:mi>
                </math:msub>
                <math:mi>,</math:mi>
                <math:msub>
                  <math:mi>v</math:mi>
                  <math:mi>p</math:mi>
                </math:msub>
                <math:mi>,</math:mi>
                <math:msub>
                  <math:mi>w</math:mi>
                  <math:mi>p</math:mi>
                </math:msub>
                <math:mtext> are </math:mtext>
                <math:mstyle math:fontstyle="italic">
                  <math:mrow>
                    <math:mtext>antenna coordinates</math:mtext>
                  </math:mrow>
                </math:mstyle>
                <math:mtext> (in wavelengths)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o math:stretchy="false">l</math:mo>
                <math:mi>,</math:mi>
                <math:mo math:stretchy="false">m</math:mo>
                <math:mi>,</math:mi>
                <math:mo math:stretchy="false">n</math:mo>
                <math:mtext> are the direction cosines for the source.</math:mtext>
              </math:mrow>
            </math:mrow>
          </math:mstyle>
        </math:mrow>
      </math:mtr>
      <math:mtr>
        <math:mstyle math:fontsize="20pt">
          <math:mrow>
            <math:mrow>
              <math:mo math:stretchy="false">(</math:mo>
              <math:mrow>
                <math:mrow>
                  <math:mo math:stretchy="false">n</math:mo>
                  <math:mo math:stretchy="false">=</math:mo>
                  <math:msqrt>
                    <math:mrow>
                      <math:mrow>
                        <math:mn>1</math:mn>
                        <math:mo math:stretchy="false">−</math:mo>
                        <math:msup>
                          <math:mo math:stretchy="false">l</math:mo>
                          <math:mn>2</math:mn>
                        </math:msup>
                      </math:mrow>
                      <math:mo math:stretchy="false">−</math:mo>
                      <math:msup>
                        <math:mo math:stretchy="false">m</math:mo>
                        <math:mn>2</math:mn>
                      </math:msup>
                    </math:mrow>
                  </math:msqrt>
                </math:mrow>
                <math:mtext>,  for "small" fields </math:mtext>
                <math:mrow>
                  <math:mo math:stretchy="false">n</math:mo>
                  <math:mo math:stretchy="false">→</math:mo>
                  <math:mn>1.</math:mn>
                </math:mrow>
              </math:mrow>
              <math:mo math:stretchy="false">)</math:mo>
            </math:mrow>
          </math:mrow>
        </math:mstyle>
      </math:mtr>
    </math:mtable>
    <math:annotation math:encoding="StarMath 5.0">size 24 { "Even w/o instrumental effects, we still have geometry, so: " } newline
{bold V}_pq = {bold K}_p {bold B} {bold K}^{ %dagger }_q newline size 24 { {bold K}_p " is the " italic "phase shift" " term, a " ital bold "scalar" " Jones matrix:" } newline 
size 24 { {bold K}_p = left ( matrix{e^{-%i %phi_p} # 0 ## 0 # e^{-%i %phi_p}} right ) equiv e^{-%i %phi_p} } newline
alignl size 24 { italic "Antenna phase " %phi_p " accounts for the pathlength difference: " } newline
size 24 { %phi_p = 2%pi (u_p %l + v_p %m + w_p (%n-1)) } newline  
alignl size 24 { "where " u_p,v_p,w_p " are " ital "antenna coordinates" " (in wavelengths)," } newline
alignl size 24 { "and " %l,%m,%n " are the direction cosines for the source."} newline
size 20 { ( %n=sqrt {1-%l^2-%m^2} ",  for \"small\" fields " %n toward 1. ) }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'Classic' (scalar) visibility of a source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sup>
            <math:mi>e</math:mi>
            <math:mrow>
              <math:mrow>
                <math:mo math:stretchy="false">−</math:mo>
                <math:mo math:stretchy="false">i</math:mo>
              </math:mrow>
              <math:msub>
                <math:mo math:stretchy="false"></math:mo>
                <math:mi math:fontstyle="italic">pq</math:mi>
              </math:msub>
            </math:mrow>
          </math:msup>
        </math:mrow>
      </math:mtr>
      <math:mtr>
        <math:mstyle math:fontsize="24pt">
          <math:mrow>
            <math:mrow>
              <math:mtext>where </math:mtext>
              <math:msub>
                <math:mo math:stretchy="false"></math:mo>
                <math:mi math:fontstyle="italic">pq</math:mi>
              </math:msub>
              <math:mtext> is the </math:mtext>
              <math:mstyle math:fontstyle="italic">
                <math:mrow>
                  <math:mtext>interferometer phase difference:</math:mtext>
                </math:mrow>
              </math:mstyle>
            </math:mrow>
          </math:mrow>
        </math:mstyle>
      </math:mtr>
      <math:mtr>
        <math:mstyle math:fontsize="24pt">
          <math:mrow>
            <math:mrow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/>
      <math:mtr>
        <math:mrow>
          <math:mstyle math:fontsize="24pt">
            <math:mrow>
              <math:mrow>
                <math:mtext>Baseline coordinates   </math:mtext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 math:fontstyle="italic">pq</math:mi>
                  </math:msub>
                  <math:mo math:stretchy="false">=</math:mo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i>,</math:mi>
                      <math:msub>
                        <math:mi>v</math:mi>
                        <math:mi math:fontstyle="italic">pq</math:mi>
                      </math:msub>
                      <math:mi>,</math:mi>
                      <math:msub>
                        <math:mi>w</math:mi>
                        <math:mi math:fontstyle="italic">pq</math:mi>
                      </math:msub>
                    </math:mrow>
                    <math:mo math:stretchy="false"></math:mo>
                  </math:mrow>
                </math:mrow>
              </math:mrow>
            </math:mrow>
          </math:mstyle>
        </math:mrow>
      </math:mtr>
      <math:mtr>
        <math:mstyle math:fontsize="24pt">
          <math:mrow>
            <math:mtext>have a very simple relationship to antenna coordinates.</math:mtext>
          </math:mrow>
        </math:mstyle>
      </math:mtr>
    </math:mtable>
    <math:annotation math:encoding="StarMath 5.0">size 24 { "'Classic' (scalar) visibility of a source:"} newline
v_pq = I e^{ - %i %phi_pq} newline 
size 24 { "where " %phi_{pq} " is the " italic "interferometer phase difference:"} newline
size 24 { %phi_pq = 2%pi (u_pq %l + v_pq %m + w_pq (%n-1)) } newline newline
alignl size 24 { "Baseline coordinates   " {vec u}_pq = (u_pq,v_pq,w_pq) } newline
size 24 { "have a very simple relationship to antenna coordinates." } newline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We can decompose each </math:mtext>
              <math:mstyle math:fontstyle="italic">
                <math:mrow>
                  <math:mtext>interferometer</math:mtext>
                </math:mrow>
              </math:mstyle>
              <math:mtext> phase term</math:mtext>
            </math:mrow>
          </math:mrow>
        </math:mstyle>
      </math:mtr>
      <math:mtr>
        <math:mstyle math:fontsize="24pt">
          <math:mrow>
            <math:mrow>
              <math:mtext>into a pair of </math:mtext>
              <math:mstyle math:fontstyle="italic">
                <math:mrow>
                  <math:mtext>antenna</math:mtext>
                </math:mrow>
              </math:mstyle>
              <math:mtext> phases:</math:mtext>
            </math:mrow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sub>
                  <math:mo math:stretchy="false">φ</math:mo>
                  <math:mi>p</math:mi>
                </math:msub>
              </math:mrow>
            </math:msup>
          </math:mrow>
          <math:mi>I</math:mi>
          <math:msup>
            <math:mrow>
              <math:mo math:stretchy="false">(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φ</math:mo>
                    <math:mi>q</math:mi>
                  </math:msub>
                </math:mrow>
              </math:msup>
              <math:mo math:stretchy="false">)</math:mo>
            </math:mrow>
            <math:mo math:stretchy="false">*</math:mo>
          </math:msup>
        </math:mrow>
      </math:mtr>
      <math:mtr/>
      <math:mtr>
        <math:mstyle math:fontsize="24pt">
          <math:mrow>
            <math:mtext>compare this to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i>I</math:mi>
                    </math:mtd>
                    <math:mtd>
                      <math:mn>0</math:mn>
                    </math:mtd>
                  </math:mtr>
                  <math:mtr>
                    <math:mtd>
                      <math:mn>0</math:mn>
                    </math:mtd>
                    <math:mtd>
                      <math:mi>I</math:mi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size 24 { "We can decompose each " ital "interferometer" " phase term"} newline
size 24 { "into a pair of " ital "antenna" " phases:"} newline
v_pq = e^{-%i%phi_p}I(e^{-%i%phi_q})^%star newline newline
size 24 "compare this to:" newline
{bold V}_pq={bold K}_p bold B {bold K}^{%dagger}_q, newline
size 24 { "with " ~ bold B = 1 over 2 left ( matrix{I # 0 ## 0 # I} right )}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